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Query 1</text:p>
      <text:p text:style-name="Preformatted_20_Text"/>
      <text:p text:style-name="Preformatted_20_Text">MariaDB [SaidNew]&gt; Select EventID, SUBSTRING(EventName,1, 50) as Title, EventType, Date, StartTime, EndTime, Location from Event WHERE EventType='Seminar';</text:p>
      <text:p text:style-name="Preformatted_20_Text"/>
      <text:p text:style-name="Preformatted_20_Text"/>
      <text:p text:style-name="Preformatted_20_Text">+---------+-----------------------------------------------+-----------+------------+-----------+----------+-------------------------------------+</text:p>
      <text:p text:style-name="Preformatted_20_Text">| EventID | Title <text:s text:c="40"/>| EventType | Date <text:s text:c="6"/>| StartTime | EndTime <text:s/>| Location <text:s text:c="27"/>|</text:p>
      <text:p text:style-name="Preformatted_20_Text">+---------+-----------------------------------------------+-----------+------------+-----------+----------+-------------------------------------+</text:p>
      <text:p text:style-name="Preformatted_20_Text">| <text:s text:c="6"/>1 | Guest Lecture on Quantum Mechanics <text:s text:c="11"/>| Seminar <text:s text:c="2"/>| 2024-05-15 | 14:00:00 <text:s/>| 16:00:00 | Physics Lab <text:s text:c="24"/>|</text:p>
      <text:p text:style-name="Preformatted_20_Text">| <text:s text:c="6"/>2 | Literature Symposium: Shakespeare's Legacy <text:s text:c="3"/>| Seminar <text:s text:c="2"/>| 2024-05-20 | 10:00:00 <text:s/>| 12:00:00 | Library Auditorium <text:s text:c="17"/>|</text:p>
      <text:p text:style-name="Preformatted_20_Text">| <text:s text:c="6"/>3 | Panel Discussion: Ethics in Science <text:s text:c="10"/>| Seminar <text:s text:c="2"/>| 2024-05-25 | 15:00:00 <text:s/>| 17:00:00 | Ethics Center <text:s text:c="22"/>|</text:p>
      <text:p text:style-name="Preformatted_20_Text">| <text:s text:c="6"/>4 | Historical Perspectives on World Wars <text:s text:c="8"/>| Seminar <text:s text:c="2"/>| 2024-06-02 | 14:00:00 <text:s/>| 16:00:00 | History Department Seminar Room <text:s text:c="4"/>|</text:p>
      <text:p text:style-name="Preformatted_20_Text">| <text:s text:c="6"/>5 | Environmental Conservation Forum <text:s text:c="13"/>| Seminar <text:s text:c="2"/>| 2024-06-08 | 09:00:00 <text:s/>| 11:00:00 | Environmental Science Building <text:s text:c="5"/>|</text:p>
      <text:p text:style-name="Preformatted_20_Text">| <text:s text:c="6"/>6 | Mathematics Colloquium: Chaos Theory <text:s text:c="9"/>| Seminar <text:s text:c="2"/>| 2024-06-15 | 10:00:00 <text:s/>| 12:00:00 | Mathematics Department Seminar Room |</text:p>
      <text:p text:style-name="Preformatted_20_Text">| <text:s text:c="6"/>7 | Art History Lecture: Renaissance Masterpieces | Seminar <text:s text:c="2"/>| 2024-06-22 | 15:00:00 <text:s/>| 17:00:00 | Art Gallery <text:s text:c="24"/>|</text:p>
      <text:p text:style-name="Preformatted_20_Text">| <text:s text:c="6"/>8 | Philosophy Symposium: Existentialism <text:s text:c="9"/>| Seminar <text:s text:c="2"/>| 2024-06-29 | 14:00:00 <text:s/>| 16:00:00 | Philosophy Department Seminar Room <text:s/>|</text:p>
      <text:p text:style-name="Preformatted_20_Text">| <text:s text:c="6"/>9 | Medical Ethics Conference <text:s text:c="20"/>| Seminar <text:s text:c="2"/>| 2024-07-05 | 09:00:00 <text:s/>| 11:00:00 | Medical School Auditorium <text:s text:c="10"/>|</text:p>
      <text:p text:style-name="Preformatted_20_Text">| <text:s text:c="5"/>10 | Psychology Colloquium: Cognitive Neuroscience | Seminar <text:s text:c="2"/>| 2024-07-12 | 10:00:00 <text:s/>| 12:00:00 | Psychology Department Seminar Room <text:s/>|</text:p>
      <text:p text:style-name="Preformatted_20_Text">| <text:s text:c="5"/>11 | Resume Writing Workshop <text:s text:c="22"/>| Seminar <text:s text:c="2"/>| 2024-05-10 | 14:00:00 <text:s/>| 16:00:00 | Career Center <text:s text:c="22"/>|</text:p>
      <text:p text:style-name="Preformatted_20_Text">| <text:s text:c="5"/>12 | Interview Skills Seminar <text:s text:c="21"/>| Seminar <text:s text:c="2"/>| 2024-05-15 | 10:00:00 <text:s/>| 12:00:00 | Conference Room A <text:s text:c="18"/>|</text:p>
      <text:p text:style-name="Preformatted_20_Text"><text:soft-page-break/>| <text:s text:c="5"/>13 | Networking Strategies Workshop <text:s text:c="15"/>| Seminar <text:s text:c="2"/>| 2024-05-20 | 15:00:00 <text:s/>| 17:00:00 | Career Center <text:s text:c="22"/>|</text:p>
      <text:p text:style-name="Preformatted_20_Text">| <text:s text:c="5"/>14 | Personal Branding Seminar <text:s text:c="20"/>| Seminar <text:s text:c="2"/>| 2024-05-25 | 14:00:00 <text:s/>| 16:00:00 | Conference Room B <text:s text:c="18"/>|</text:p>
      <text:p text:style-name="Preformatted_20_Text">| <text:s text:c="5"/>15 | Career Exploration Panel <text:s text:c="21"/>| Seminar <text:s text:c="2"/>| 2024-06-02 | 10:00:00 <text:s/>| 12:00:00 | Lecture Hall <text:s text:c="23"/>|</text:p>
      <text:p text:style-name="Preformatted_20_Text">| <text:s text:c="5"/>16 | Salary Negotiation Workshop <text:s text:c="18"/>| Seminar <text:s text:c="2"/>| 2024-06-08 | 15:00:00 <text:s/>| 17:00:00 | Conference Room C <text:s text:c="18"/>|</text:p>
      <text:p text:style-name="Preformatted_20_Text">| <text:s text:c="5"/>17 | Job Search Strategies Seminar <text:s text:c="16"/>| Seminar <text:s text:c="2"/>| 2024-06-15 | 14:00:00 <text:s/>| 16:00:00 | Career Center <text:s text:c="22"/>|</text:p>
      <text:p text:style-name="Preformatted_20_Text">| <text:s text:c="5"/>18 | LinkedIn Optimization Workshop <text:s text:c="15"/>| Seminar <text:s text:c="2"/>| 2024-06-22 | 10:00:00 <text:s/>| 12:00:00 | Computer Lab <text:s text:c="23"/>|</text:p>
      <text:p text:style-name="Preformatted_20_Text">| <text:s text:c="5"/>19 | Professional Development Seminar <text:s text:c="13"/>| Seminar <text:s text:c="2"/>| 2024-06-29 | 15:00:00 <text:s/>| 17:00:00 | Conference Room D <text:s text:c="18"/>|</text:p>
      <text:p text:style-name="Preformatted_20_Text">| <text:s text:c="5"/>20 | Work-Life Balance Seminar <text:s text:c="20"/>| Seminar <text:s text:c="2"/>| 2024-07-05 | 14:00:00 <text:s/>| 16:00:00 | Career Center <text:s text:c="22"/>|</text:p>
      <text:p text:style-name="Preformatted_20_Text">| <text:s text:c="5"/>21 | Networking 101: Building Connections <text:s text:c="9"/>| Seminar <text:s text:c="2"/>| 2024-05-10 | 14:00:00 <text:s/>| 16:00:00 | Conference Room A <text:s text:c="18"/>|</text:p>
      <text:p text:style-name="Preformatted_20_Text">| <text:s text:c="5"/>22 | Effective Communication Strategies <text:s text:c="11"/>| Seminar <text:s text:c="2"/>| 2024-05-15 | 10:00:00 <text:s/>| 12:00:00 | Meeting Room B <text:s text:c="21"/>|</text:p>
      <text:p text:style-name="Preformatted_20_Text">| <text:s text:c="5"/>23 | Digital Networking Workshop <text:s text:c="18"/>| Seminar <text:s text:c="2"/>| 2024-05-20 | 15:00:00 <text:s/>| 17:00:00 | Computer Lab <text:s text:c="23"/>|</text:p>
      <text:p text:style-name="Preformatted_20_Text">| <text:s text:c="5"/>24 | Personal Branding Seminar <text:s text:c="20"/>| Seminar <text:s text:c="2"/>| 2024-05-25 | 14:00:00 <text:s/>| 16:00:00 | Conference Room C <text:s text:c="18"/>|</text:p>
      <text:p text:style-name="Preformatted_20_Text">| <text:s text:c="5"/>25 | Industry Panel Discussion <text:s text:c="20"/>| Seminar <text:s text:c="2"/>| 2024-06-02 | 10:00:00 <text:s/>| 12:00:00 | Lecture Hall <text:s text:c="23"/>|</text:p>
      <text:p text:style-name="Preformatted_20_Text">| <text:s text:c="5"/>26 | Strategic Networking Workshop <text:s text:c="16"/>| Seminar <text:s text:c="2"/>| 2024-06-08 | 15:00:00 <text:s/>| 17:00:00 | Conference Room D <text:s text:c="18"/>|</text:p>
      <text:p text:style-name="Preformatted_20_Text">| <text:s text:c="5"/>27 | Effective Follow-Up Practices <text:s text:c="16"/>| Seminar <text:s text:c="2"/>| 2024-06-15 | 14:00:00 <text:s/>| 16:00:00 | Meeting Room E <text:s text:c="21"/>|</text:p>
      <text:p text:style-name="Preformatted_20_Text">| <text:s text:c="5"/>28 | Networking in the Digital Age <text:s text:c="16"/>| Seminar <text:s text:c="2"/>| 2024-06-22 | 10:00:00 <text:s/>| 12:00:00 | Computer Lab <text:s text:c="23"/>|</text:p>
      <text:p text:style-name="Preformatted_20_Text">| <text:s text:c="5"/>29 | Building Professional Relationships <text:s text:c="10"/>| Seminar <text:s text:c="2"/>| 2024-06-29 | 15:00:00 <text:s/>| 17:00:00 | Conference Room F <text:s text:c="18"/>|</text:p>
      <text:p text:style-name="Preformatted_20_Text">| <text:s text:c="5"/>30 | Networking Mixer and Social Event <text:s text:c="12"/>| Seminar <text:s text:c="2"/>| 2024-07-05 | 14:00:00 <text:s/>| 16:00:00 | Event Space <text:s text:c="24"/>|</text:p>
      <text:p text:style-name="Preformatted_20_Text">| <text:s text:c="5"/>31 | Introduction to Research Methods <text:s text:c="13"/>| Seminar <text:s text:c="2"/>| 2024-05-10 | 14:00:00 <text:s/>| 16:00:00 | Research Lab <text:s text:c="23"/>|</text:p>
      <text:p text:style-name="Preformatted_20_Text">| <text:s text:c="5"/>32 | Literature Review Strategies <text:s text:c="17"/>| Seminar <text:s text:c="2"/>| 2024-05-15 | 10:00:00 <text:s/>| 12:00:00 | Library Seminar Room <text:s text:c="15"/>|</text:p>
      <text:p text:style-name="Preformatted_20_Text">| <text:s text:c="5"/>33 | Data Analysis Workshop <text:s text:c="23"/>| Seminar <text:s text:c="2"/>| 2024-05-20 | 15:00:00 <text:s/>| 17:00:00 | Computer Lab <text:s text:c="23"/>|</text:p>
      <text:p text:style-name="Preformatted_20_Text"><text:soft-page-break/>| <text:s text:c="5"/>34 | Experimental Design Seminar <text:s text:c="18"/>| Seminar <text:s text:c="2"/>| 2024-05-25 | 14:00:00 <text:s/>| 16:00:00 | Research Lab <text:s text:c="23"/>|</text:p>
      <text:p text:style-name="Preformatted_20_Text">| <text:s text:c="5"/>35 | Qualitative Research Discussion <text:s text:c="14"/>| Seminar <text:s text:c="2"/>| 2024-06-02 | 10:00:00 <text:s/>| 12:00:00 | Conference Room A <text:s text:c="18"/>|</text:p>
      <text:p text:style-name="Preformatted_20_Text">| <text:s text:c="5"/>36 | Quantitative Research Seminar <text:s text:c="16"/>| Seminar <text:s text:c="2"/>| 2024-06-08 | 15:00:00 <text:s/>| 17:00:00 | Conference Room B <text:s text:c="18"/>|</text:p>
      <text:p text:style-name="Preformatted_20_Text">| <text:s text:c="5"/>37 | Research Ethics Forum <text:s text:c="24"/>| Seminar <text:s text:c="2"/>| 2024-06-15 | 14:00:00 <text:s/>| 16:00:00 | Ethics Center <text:s text:c="22"/>|</text:p>
      <text:p text:style-name="Preformatted_20_Text">| <text:s text:c="5"/>38 | Publication Strategies Workshop <text:s text:c="14"/>| Seminar <text:s text:c="2"/>| 2024-06-22 | 10:00:00 <text:s/>| 12:00:00 | Library Seminar Room <text:s text:c="15"/>|</text:p>
      <text:p text:style-name="Preformatted_20_Text">| <text:s text:c="5"/>39 | Grant Writing Seminar <text:s text:c="24"/>| Seminar <text:s text:c="2"/>| 2024-06-29 | 15:00:00 <text:s/>| 17:00:00 | Conference Room C <text:s text:c="18"/>|</text:p>
      <text:p text:style-name="Preformatted_20_Text">| <text:s text:c="5"/>40 | Research Presentation Skills Workshop <text:s text:c="8"/>| Seminar <text:s text:c="2"/>| 2024-07-05 | 14:00:00 <text:s/>| 16:00:00 | Presentation Hall <text:s text:c="18"/>|</text:p>
      <text:p text:style-name="Preformatted_20_Text">| <text:s text:c="5"/>41 | Emerging Technologies Panel <text:s text:c="18"/>| Seminar <text:s text:c="2"/>| 2024-05-10 | 14:00:00 <text:s/>| 16:00:00 | Innovation Hub <text:s text:c="21"/>|</text:p>
      <text:p text:style-name="Preformatted_20_Text">| <text:s text:c="5"/>42 | Blockchain Basics Workshop <text:s text:c="19"/>| Seminar <text:s text:c="2"/>| 2024-05-15 | 10:00:00 <text:s/>| 12:00:00 | Technology Lab <text:s text:c="21"/>|</text:p>
      <text:p text:style-name="Preformatted_20_Text">| <text:s text:c="5"/>43 | Artificial Intelligence Symposium <text:s text:c="12"/>| Seminar <text:s text:c="2"/>| 2024-05-20 | 15:00:00 <text:s/>| 17:00:00 | AI Research Center <text:s text:c="17"/>|</text:p>
      <text:p text:style-name="Preformatted_20_Text">| <text:s text:c="5"/>44 | Cybersecurity Awareness Session <text:s text:c="14"/>| Seminar <text:s text:c="2"/>| 2024-05-25 | 14:00:00 <text:s/>| 16:00:00 | Cybersecurity Lab <text:s text:c="18"/>|</text:p>
      <text:p text:style-name="Preformatted_20_Text">| <text:s text:c="5"/>45 | Internet of Things (IoT) Workshop <text:s text:c="12"/>| Seminar <text:s text:c="2"/>| 2024-06-02 | 10:00:00 <text:s/>| 12:00:00 | IoT Innovation Center <text:s text:c="14"/>|</text:p>
      <text:p text:style-name="Preformatted_20_Text">| <text:s text:c="5"/>46 | Big Data Analytics Seminar <text:s text:c="19"/>| Seminar <text:s text:c="2"/>| 2024-06-08 | 15:00:00 <text:s/>| 17:00:00 | Data Analytics Lab <text:s text:c="17"/>|</text:p>
      <text:p text:style-name="Preformatted_20_Text">| <text:s text:c="5"/>47 | Cloud Computing Forum <text:s text:c="24"/>| Seminar <text:s text:c="2"/>| 2024-06-15 | 14:00:00 <text:s/>| 16:00:00 | Cloud Innovation Center <text:s text:c="12"/>|</text:p>
      <text:p text:style-name="Preformatted_20_Text">| <text:s text:c="5"/>48 | Augmented Reality (AR) Showcase <text:s text:c="14"/>| Seminar <text:s text:c="2"/>| 2024-06-22 | 10:00:00 <text:s/>| 12:00:00 | AR Experience Center <text:s text:c="15"/>|</text:p>
      <text:p text:style-name="Preformatted_20_Text">| <text:s text:c="5"/>49 | Robotics Innovation Talk <text:s text:c="21"/>| Seminar <text:s text:c="2"/>| 2024-06-29 | 15:00:00 <text:s/>| 17:00:00 | Robotics Lab <text:s text:c="23"/>|</text:p>
      <text:p text:style-name="Preformatted_20_Text">| <text:s text:c="5"/>50 | Future of Technology Symposium <text:s text:c="15"/>| Seminar <text:s text:c="2"/>| 2024-07-05 | 14:00:00 <text:s/>| 16:00:00 | Innovation Hub <text:s text:c="21"/>|</text:p>
      <text:p text:style-name="Preformatted_20_Text">+---------+-----------------------------------------------+-----------+------------+-----------+----------+-------------------------------------+</text:p>
      <text:p text:style-name="Preformatted_20_Text">50 rows in set (0.001 sec)</text:p>
      <text:p text:style-name="Preformatted_20_Text"/>
      <text:p text:style-name="Preformatted_20_Text">Query 2 </text:p>
      <text:p text:style-name="Preformatted_20_Text"><text:soft-page-break/></text:p>
      <text:p text:style-name="Preformatted_20_Text">MariaDB [SaidNew]&gt; </text:p>
      <text:p text:style-name="Preformatted_20_Text">select c.ClubID, c.Name as ClubName, e.EventID, e.EventName, e.Date as EventDate, e.Location as EventLocation from Club c INNER JOIN Organizes o ON c.ClubID = o.ClubID INNER JOIN Event e ON o.EventID = e.EventID ORDER BY c.ClubID, e.Date;</text:p>
      <text:p text:style-name="Preformatted_20_Text"/>
      <text:p text:style-name="Preformatted_20_Text">+--------+--------------------------------+---------+-----------------------------------------------+------------+-------------------------------------+</text:p>
      <text:p text:style-name="Preformatted_20_Text">| ClubID | ClubName <text:s text:c="22"/>| EventID | EventName <text:s text:c="36"/>| EventDate <text:s/>| EventLocation <text:s text:c="22"/>|</text:p>
      <text:p text:style-name="Preformatted_20_Text">+--------+--------------------------------+---------+-----------------------------------------------+------------+-------------------------------------+</text:p>
      <text:p text:style-name="Preformatted_20_Text">| <text:s text:c="5"/>1 | Academic Club <text:s text:c="17"/>| <text:s text:c="6"/>1 | Guest Lecture on Quantum Mechanics <text:s text:c="11"/>| 2024-05-15 | Physics Lab <text:s text:c="24"/>|</text:p>
      <text:p text:style-name="Preformatted_20_Text">| <text:s text:c="5"/>1 | Academic Club <text:s text:c="17"/>| <text:s text:c="6"/>2 | Literature Symposium: Shakespeare's Legacy <text:s text:c="3"/>| 2024-05-20 | Library Auditorium <text:s text:c="17"/>|</text:p>
      <text:p text:style-name="Preformatted_20_Text">| <text:s text:c="5"/>1 | Academic Club <text:s text:c="17"/>| <text:s text:c="6"/>3 | Panel Discussion: Ethics in Science <text:s text:c="10"/>| 2024-05-25 | Ethics Center <text:s text:c="22"/>|</text:p>
      <text:p text:style-name="Preformatted_20_Text">| <text:s text:c="5"/>1 | Academic Club <text:s text:c="17"/>| <text:s text:c="6"/>4 | Historical Perspectives on World Wars <text:s text:c="8"/>| 2024-06-02 | History Department Seminar Room <text:s text:c="4"/>|</text:p>
      <text:p text:style-name="Preformatted_20_Text">| <text:s text:c="5"/>1 | Academic Club <text:s text:c="17"/>| <text:s text:c="6"/>5 | Environmental Conservation Forum <text:s text:c="13"/>| 2024-06-08 | Environmental Science Building <text:s text:c="5"/>|</text:p>
      <text:p text:style-name="Preformatted_20_Text">| <text:s text:c="5"/>1 | Academic Club <text:s text:c="17"/>| <text:s text:c="6"/>6 | Mathematics Colloquium: Chaos Theory <text:s text:c="9"/>| 2024-06-15 | Mathematics Department Seminar Room |</text:p>
      <text:p text:style-name="Preformatted_20_Text">| <text:s text:c="5"/>1 | Academic Club <text:s text:c="17"/>| <text:s text:c="6"/>7 | Art History Lecture: Renaissance Masterpieces | 2024-06-22 | Art Gallery <text:s text:c="24"/>|</text:p>
      <text:p text:style-name="Preformatted_20_Text">| <text:s text:c="5"/>1 | Academic Club <text:s text:c="17"/>| <text:s text:c="6"/>8 | Philosophy Symposium: Existentialism <text:s text:c="9"/>| 2024-06-29 | Philosophy Department Seminar Room <text:s/>|</text:p>
      <text:p text:style-name="Preformatted_20_Text">| <text:s text:c="5"/>1 | Academic Club <text:s text:c="17"/>| <text:s text:c="6"/>9 | Medical Ethics Conference <text:s text:c="20"/>| 2024-07-05 | Medical School Auditorium <text:s text:c="10"/>|</text:p>
      <text:p text:style-name="Preformatted_20_Text">| <text:s text:c="5"/>1 | Academic Club <text:s text:c="17"/>| <text:s text:c="5"/>10 | Psychology Colloquium: Cognitive Neuroscience | 2024-07-12 | Psychology Department Seminar Room <text:s/>|</text:p>
      <text:p text:style-name="Preformatted_20_Text">| <text:s text:c="5"/>2 | Career Development Club <text:s text:c="7"/>| <text:s text:c="5"/>11 | Resume Writing Workshop <text:s text:c="22"/>| 2024-05-10 | Career Center <text:s text:c="22"/>|</text:p>
      <text:p text:style-name="Preformatted_20_Text">| <text:s text:c="5"/>2 | Career Development Club <text:s text:c="7"/>| <text:s text:c="5"/>12 | Interview Skills Seminar <text:s text:c="21"/>| 2024-05-15 | Conference Room A <text:s text:c="18"/>|</text:p>
      <text:p text:style-name="Preformatted_20_Text">| <text:s text:c="5"/>2 | Career Development Club <text:s text:c="7"/>| <text:s text:c="5"/>13 | Networking Strategies Workshop <text:s text:c="15"/>| 2024-05-20 | Career Center <text:s text:c="22"/>|</text:p>
      <text:p text:style-name="Preformatted_20_Text">| <text:s text:c="5"/>2 | Career Development Club <text:s text:c="7"/>| <text:s text:c="5"/>14 | Personal Branding Seminar <text:s text:c="20"/>| 2024-05-25 | Conference Room B <text:s text:c="18"/>|</text:p>
      <text:p text:style-name="Preformatted_20_Text"><text:soft-page-break/>| <text:s text:c="5"/>2 | Career Development Club <text:s text:c="7"/>| <text:s text:c="5"/>15 | Career Exploration Panel <text:s text:c="21"/>| 2024-06-02 | Lecture Hall <text:s text:c="23"/>|</text:p>
      <text:p text:style-name="Preformatted_20_Text">| <text:s text:c="5"/>2 | Career Development Club <text:s text:c="7"/>| <text:s text:c="5"/>16 | Salary Negotiation Workshop <text:s text:c="18"/>| 2024-06-08 | Conference Room C <text:s text:c="18"/>|</text:p>
      <text:p text:style-name="Preformatted_20_Text">| <text:s text:c="5"/>2 | Career Development Club <text:s text:c="7"/>| <text:s text:c="5"/>17 | Job Search Strategies Seminar <text:s text:c="16"/>| 2024-06-15 | Career Center <text:s text:c="22"/>|</text:p>
      <text:p text:style-name="Preformatted_20_Text">| <text:s text:c="5"/>2 | Career Development Club <text:s text:c="7"/>| <text:s text:c="5"/>18 | LinkedIn Optimization Workshop <text:s text:c="15"/>| 2024-06-22 | Computer Lab <text:s text:c="23"/>|</text:p>
      <text:p text:style-name="Preformatted_20_Text">| <text:s text:c="5"/>2 | Career Development Club <text:s text:c="7"/>| <text:s text:c="5"/>19 | Professional Development Seminar <text:s text:c="13"/>| 2024-06-29 | Conference Room D <text:s text:c="18"/>|</text:p>
      <text:p text:style-name="Preformatted_20_Text">| <text:s text:c="5"/>2 | Career Development Club <text:s text:c="7"/>| <text:s text:c="5"/>20 | Work-Life Balance Seminar <text:s text:c="20"/>| 2024-07-05 | Career Center <text:s text:c="22"/>|</text:p>
      <text:p text:style-name="Preformatted_20_Text">| <text:s text:c="5"/>3 | Professional Networking Club <text:s text:c="2"/>| <text:s text:c="5"/>21 | Networking 101: Building Connections <text:s text:c="9"/>| 2024-05-10 | Conference Room A <text:s text:c="18"/>|</text:p>
      <text:p text:style-name="Preformatted_20_Text">| <text:s text:c="5"/>3 | Professional Networking Club <text:s text:c="2"/>| <text:s text:c="5"/>22 | Effective Communication Strategies <text:s text:c="11"/>| 2024-05-15 | Meeting Room B <text:s text:c="21"/>|</text:p>
      <text:p text:style-name="Preformatted_20_Text">| <text:s text:c="5"/>3 | Professional Networking Club <text:s text:c="2"/>| <text:s text:c="5"/>23 | Digital Networking Workshop <text:s text:c="18"/>| 2024-05-20 | Computer Lab <text:s text:c="23"/>|</text:p>
      <text:p text:style-name="Preformatted_20_Text">| <text:s text:c="5"/>3 | Professional Networking Club <text:s text:c="2"/>| <text:s text:c="5"/>24 | Personal Branding Seminar <text:s text:c="20"/>| 2024-05-25 | Conference Room C <text:s text:c="18"/>|</text:p>
      <text:p text:style-name="Preformatted_20_Text">| <text:s text:c="5"/>3 | Professional Networking Club <text:s text:c="2"/>| <text:s text:c="5"/>25 | Industry Panel Discussion <text:s text:c="20"/>| 2024-06-02 | Lecture Hall <text:s text:c="23"/>|</text:p>
      <text:p text:style-name="Preformatted_20_Text">| <text:s text:c="5"/>3 | Professional Networking Club <text:s text:c="2"/>| <text:s text:c="5"/>26 | Strategic Networking Workshop <text:s text:c="16"/>| 2024-06-08 | Conference Room D <text:s text:c="18"/>|</text:p>
      <text:p text:style-name="Preformatted_20_Text">| <text:s text:c="5"/>3 | Professional Networking Club <text:s text:c="2"/>| <text:s text:c="5"/>27 | Effective Follow-Up Practices <text:s text:c="16"/>| 2024-06-15 | Meeting Room E <text:s text:c="21"/>|</text:p>
      <text:p text:style-name="Preformatted_20_Text">| <text:s text:c="5"/>3 | Professional Networking Club <text:s text:c="2"/>| <text:s text:c="5"/>28 | Networking in the Digital Age <text:s text:c="16"/>| 2024-06-22 | Computer Lab <text:s text:c="23"/>|</text:p>
      <text:p text:style-name="Preformatted_20_Text">| <text:s text:c="5"/>3 | Professional Networking Club <text:s text:c="2"/>| <text:s text:c="5"/>29 | Building Professional Relationships <text:s text:c="10"/>| 2024-06-29 | Conference Room F <text:s text:c="18"/>|</text:p>
      <text:p text:style-name="Preformatted_20_Text">| <text:s text:c="5"/>3 | Professional Networking Club <text:s text:c="2"/>| <text:s text:c="5"/>30 | Networking Mixer and Social Event <text:s text:c="12"/>| 2024-07-05 | Event Space <text:s text:c="24"/>|</text:p>
      <text:p text:style-name="Preformatted_20_Text">| <text:s text:c="5"/>4 | Research Club <text:s text:c="17"/>| <text:s text:c="5"/>31 | Introduction to Research Methods <text:s text:c="13"/>| 2024-05-10 | Research Lab <text:s text:c="23"/>|</text:p>
      <text:p text:style-name="Preformatted_20_Text">| <text:s text:c="5"/>4 | Research Club <text:s text:c="17"/>| <text:s text:c="5"/>32 | Literature Review Strategies <text:s text:c="17"/>| 2024-05-15 | Library Seminar Room <text:s text:c="15"/>|</text:p>
      <text:p text:style-name="Preformatted_20_Text">| <text:s text:c="5"/>4 | Research Club <text:s text:c="17"/>| <text:s text:c="5"/>33 | Data Analysis Workshop <text:s text:c="23"/>| 2024-05-20 | Computer Lab <text:s text:c="23"/>|</text:p>
      <text:p text:style-name="Preformatted_20_Text">| <text:s text:c="5"/>4 | Research Club <text:s text:c="17"/>| <text:s text:c="5"/>34 | Experimental Design Seminar <text:s text:c="18"/>| 2024-05-25 | Research Lab <text:s text:c="23"/>|</text:p>
      <text:p text:style-name="Preformatted_20_Text">| <text:s text:c="5"/>4 | Research Club <text:s text:c="17"/>| <text:s text:c="5"/>35 | Qualitative Research Discussion <text:s text:c="14"/>| 2024-06-02 | Conference Room A <text:s text:c="18"/>|</text:p>
      <text:p text:style-name="Preformatted_20_Text"><text:soft-page-break/>| <text:s text:c="5"/>4 | Research Club <text:s text:c="17"/>| <text:s text:c="5"/>36 | Quantitative Research Seminar <text:s text:c="16"/>| 2024-06-08 | Conference Room B <text:s text:c="18"/>|</text:p>
      <text:p text:style-name="Preformatted_20_Text">| <text:s text:c="5"/>4 | Research Club <text:s text:c="17"/>| <text:s text:c="5"/>37 | Research Ethics Forum <text:s text:c="24"/>| 2024-06-15 | Ethics Center <text:s text:c="22"/>|</text:p>
      <text:p text:style-name="Preformatted_20_Text">| <text:s text:c="5"/>4 | Research Club <text:s text:c="17"/>| <text:s text:c="5"/>38 | Publication Strategies Workshop <text:s text:c="14"/>| 2024-06-22 | Library Seminar Room <text:s text:c="15"/>|</text:p>
      <text:p text:style-name="Preformatted_20_Text">| <text:s text:c="5"/>4 | Research Club <text:s text:c="17"/>| <text:s text:c="5"/>39 | Grant Writing Seminar <text:s text:c="24"/>| 2024-06-29 | Conference Room C <text:s text:c="18"/>|</text:p>
      <text:p text:style-name="Preformatted_20_Text">| <text:s text:c="5"/>4 | Research Club <text:s text:c="17"/>| <text:s text:c="5"/>40 | Research Presentation Skills Workshop <text:s text:c="8"/>| 2024-07-05 | Presentation Hall <text:s text:c="18"/>|</text:p>
      <text:p text:style-name="Preformatted_20_Text">| <text:s text:c="5"/>5 | Technology and Innovation Club | <text:s text:c="5"/>41 | Emerging Technologies Panel <text:s text:c="18"/>| 2024-05-10 | Innovation Hub <text:s text:c="21"/>|</text:p>
      <text:p text:style-name="Preformatted_20_Text">| <text:s text:c="5"/>5 | Technology and Innovation Club | <text:s text:c="5"/>42 | Blockchain Basics Workshop <text:s text:c="19"/>| 2024-05-15 | Technology Lab <text:s text:c="21"/>|</text:p>
      <text:p text:style-name="Preformatted_20_Text">| <text:s text:c="5"/>5 | Technology and Innovation Club | <text:s text:c="5"/>43 | Artificial Intelligence Symposium <text:s text:c="12"/>| 2024-05-20 | AI Research Center <text:s text:c="17"/>|</text:p>
      <text:p text:style-name="Preformatted_20_Text">| <text:s text:c="5"/>5 | Technology and Innovation Club | <text:s text:c="5"/>44 | Cybersecurity Awareness Session <text:s text:c="14"/>| 2024-05-25 | Cybersecurity Lab <text:s text:c="18"/>|</text:p>
      <text:p text:style-name="Preformatted_20_Text">| <text:s text:c="5"/>5 | Technology and Innovation Club | <text:s text:c="5"/>45 | Internet of Things (IoT) Workshop <text:s text:c="12"/>| 2024-06-02 | IoT Innovation Center <text:s text:c="14"/>|</text:p>
      <text:p text:style-name="Preformatted_20_Text">| <text:s text:c="5"/>5 | Technology and Innovation Club | <text:s text:c="5"/>46 | Big Data Analytics Seminar <text:s text:c="19"/>| 2024-06-08 | Data Analytics Lab <text:s text:c="17"/>|</text:p>
      <text:p text:style-name="Preformatted_20_Text">| <text:s text:c="5"/>5 | Technology and Innovation Club | <text:s text:c="5"/>47 | Cloud Computing Forum <text:s text:c="24"/>| 2024-06-15 | Cloud Innovation Center <text:s text:c="12"/>|</text:p>
      <text:p text:style-name="Preformatted_20_Text">| <text:s text:c="5"/>5 | Technology and Innovation Club | <text:s text:c="5"/>48 | Augmented Reality (AR) Showcase <text:s text:c="14"/>| 2024-06-22 | AR Experience Center <text:s text:c="15"/>|</text:p>
      <text:p text:style-name="Preformatted_20_Text">| <text:s text:c="5"/>5 | Technology and Innovation Club | <text:s text:c="5"/>49 | Robotics Innovation Talk <text:s text:c="21"/>| 2024-06-29 | Robotics Lab <text:s text:c="23"/>|</text:p>
      <text:p text:style-name="Preformatted_20_Text">| <text:s text:c="5"/>5 | Technology and Innovation Club | <text:s text:c="5"/>50 | Future of Technology Symposium <text:s text:c="15"/>| 2024-07-05 | Innovation Hub <text:s text:c="21"/>|</text:p>
      <text:p text:style-name="Preformatted_20_Text">| <text:s text:c="5"/>6 | Entrepreneurship Club <text:s text:c="9"/>| <text:s text:c="5"/>51 | Business Model Canvas Workshop <text:s text:c="15"/>| 2024-05-10 | Startup Incubator <text:s text:c="18"/>|</text:p>
      <text:p text:style-name="Preformatted_20_Text">| <text:s text:c="5"/>6 | Entrepreneurship Club <text:s text:c="9"/>| <text:s text:c="5"/>52 | Pitch Deck Essentials <text:s text:c="24"/>| 2024-05-15 | Conference Room A <text:s text:c="18"/>|</text:p>
      <text:p text:style-name="Preformatted_20_Text">| <text:s text:c="5"/>6 | Entrepreneurship Club <text:s text:c="9"/>| <text:s text:c="5"/>53 | Customer Discovery Workshop <text:s text:c="18"/>| 2024-05-20 | Entrepreneurship Lab <text:s text:c="15"/>|</text:p>
      <text:p text:style-name="Preformatted_20_Text">| <text:s text:c="5"/>6 | Entrepreneurship Club <text:s text:c="9"/>| <text:s text:c="5"/>54 | Financial Planning Bootcamp <text:s text:c="18"/>| 2024-05-25 | Financial Resource Center <text:s text:c="10"/>|</text:p>
      <text:p text:style-name="Preformatted_20_Text">| <text:s text:c="5"/>6 | Entrepreneurship Club <text:s text:c="9"/>| <text:s text:c="5"/>55 | Marketing Strategies Workshop <text:s text:c="16"/>| 2024-06-02 | Marketing Lab <text:s text:c="22"/>|</text:p>
      <text:p text:style-name="Preformatted_20_Text">| <text:s text:c="5"/>6 | Entrepreneurship Club <text:s text:c="9"/>| <text:s text:c="5"/>56 | Legal Essentials for Startups <text:s text:c="16"/>| 2024-06-08 | Legal Clinic <text:s text:c="23"/>|</text:p>
      <text:p text:style-name="Preformatted_20_Text"><text:soft-page-break/>| <text:s text:c="5"/>6 | Entrepreneurship Club <text:s text:c="9"/>| <text:s text:c="5"/>57 | Product Development Workshop <text:s text:c="17"/>| 2024-06-15 | Innovation Lab <text:s text:c="21"/>|</text:p>
      <text:p text:style-name="Preformatted_20_Text">| <text:s text:c="5"/>6 | Entrepreneurship Club <text:s text:c="9"/>| <text:s text:c="5"/>58 | Funding Strategies Seminar <text:s text:c="19"/>| 2024-06-22 | Investor Forum <text:s text:c="21"/>|</text:p>
      <text:p text:style-name="Preformatted_20_Text">| <text:s text:c="5"/>6 | Entrepreneurship Club <text:s text:c="9"/>| <text:s text:c="5"/>59 | Networking Skills Workshop <text:s text:c="19"/>| 2024-06-29 | Networking Lounge <text:s text:c="18"/>|</text:p>
      <text:p text:style-name="Preformatted_20_Text">| <text:s text:c="5"/>6 | Entrepreneurship Club <text:s text:c="9"/>| <text:s text:c="5"/>60 | Startup Pitch Competition <text:s text:c="20"/>| 2024-07-05 | Auditorium <text:s text:c="25"/>|</text:p>
      <text:p text:style-name="Preformatted_20_Text">| <text:s text:c="5"/>7 | Coding Club <text:s text:c="19"/>| <text:s text:c="5"/>61 | Introduction to Web Development <text:s text:c="14"/>| 2024-05-10 | Computer Lab A <text:s text:c="21"/>|</text:p>
      <text:p text:style-name="Preformatted_20_Text">| <text:s text:c="5"/>7 | Coding Club <text:s text:c="19"/>| <text:s text:c="5"/>62 | Python Programming Fundamentals <text:s text:c="14"/>| 2024-05-15 | Computer Lab B <text:s text:c="21"/>|</text:p>
      <text:p text:style-name="Preformatted_20_Text">| <text:s text:c="5"/>7 | Coding Club <text:s text:c="19"/>| <text:s text:c="5"/>63 | JavaScript Frameworks Workshop <text:s text:c="15"/>| 2024-05-20 | Computer Lab C <text:s text:c="21"/>|</text:p>
      <text:p text:style-name="Preformatted_20_Text">| <text:s text:c="5"/>7 | Coding Club <text:s text:c="19"/>| <text:s text:c="5"/>64 | Data Structures and Algorithms Bootcamp <text:s text:c="6"/>| 2024-05-25 | Computer Lab D <text:s text:c="21"/>|</text:p>
      <text:p text:style-name="Preformatted_20_Text">| <text:s text:c="5"/>7 | Coding Club <text:s text:c="19"/>| <text:s text:c="5"/>65 | Mobile App Development Workshop <text:s text:c="14"/>| 2024-06-02 | Computer Lab E <text:s text:c="21"/>|</text:p>
      <text:p text:style-name="Preformatted_20_Text">| <text:s text:c="5"/>7 | Coding Club <text:s text:c="19"/>| <text:s text:c="5"/>66 | Introduction to Git and GitHub <text:s text:c="15"/>| 2024-06-08 | Computer Lab F <text:s text:c="21"/>|</text:p>
      <text:p text:style-name="Preformatted_20_Text">| <text:s text:c="5"/>7 | Coding Club <text:s text:c="19"/>| <text:s text:c="5"/>67 | Full-Stack Development Crash Course <text:s text:c="10"/>| 2024-06-15 | Computer Lab G <text:s text:c="21"/>|</text:p>
      <text:p text:style-name="Preformatted_20_Text">| <text:s text:c="5"/>7 | Coding Club <text:s text:c="19"/>| <text:s text:c="5"/>68 | Cybersecurity Basics Workshop <text:s text:c="16"/>| 2024-06-22 | Computer Lab H <text:s text:c="21"/>|</text:p>
      <text:p text:style-name="Preformatted_20_Text">| <text:s text:c="5"/>7 | Coding Club <text:s text:c="19"/>| <text:s text:c="5"/>69 | UI/UX Design Workshop <text:s text:c="24"/>| 2024-06-29 | Computer Lab I <text:s text:c="21"/>|</text:p>
      <text:p text:style-name="Preformatted_20_Text">| <text:s text:c="5"/>7 | Coding Club <text:s text:c="19"/>| <text:s text:c="5"/>70 | Cloud Computing Essentials <text:s text:c="19"/>| 2024-07-05 | Computer Lab J <text:s text:c="21"/>|</text:p>
      <text:p text:style-name="Preformatted_20_Text">| <text:s text:c="5"/>8 | Creative Writing Club <text:s text:c="9"/>| <text:s text:c="5"/>71 | Character Development Workshop <text:s text:c="15"/>| 2024-05-10 | Library Meeting Room <text:s text:c="15"/>|</text:p>
      <text:p text:style-name="Preformatted_20_Text">| <text:s text:c="5"/>8 | Creative Writing Club <text:s text:c="9"/>| <text:s text:c="5"/>72 | Plotting and Structure Seminar <text:s text:c="15"/>| 2024-05-15 | English Department Seminar Room <text:s text:c="4"/>|</text:p>
      <text:p text:style-name="Preformatted_20_Text">| <text:s text:c="5"/>8 | Creative Writing Club <text:s text:c="9"/>| <text:s text:c="5"/>73 | Dialogue Writing Workshop <text:s text:c="20"/>| 2024-05-20 | Creative Writing Club Room <text:s text:c="9"/>|</text:p>
      <text:p text:style-name="Preformatted_20_Text">| <text:s text:c="5"/>8 | Creative Writing Club <text:s text:c="9"/>| <text:s text:c="5"/>74 | Worldbuilding Essentials Workshop <text:s text:c="12"/>| 2024-05-25 | Library Study Hall <text:s text:c="17"/>|</text:p>
      <text:p text:style-name="Preformatted_20_Text">| <text:s text:c="5"/>8 | Creative Writing Club <text:s text:c="9"/>| <text:s text:c="5"/>75 | Poetry Writing Workshop <text:s text:c="22"/>| 2024-06-02 | Arts Building Workshop Room <text:s text:c="8"/>|</text:p>
      <text:p text:style-name="Preformatted_20_Text">| <text:s text:c="5"/>8 | Creative Writing Club <text:s text:c="9"/>| <text:s text:c="5"/>76 | Flash Fiction Workshop <text:s text:c="23"/>| 2024-06-08 | Creative Writing Club Room <text:s text:c="9"/>|</text:p>
      <text:p text:style-name="Preformatted_20_Text">| <text:s text:c="5"/>8 | Creative Writing Club <text:s text:c="9"/>| <text:s text:c="5"/>77 | Editing and Revision Techniques Seminar <text:s text:c="6"/>| 2024-06-15 | English Department Seminar Room <text:s text:c="4"/>|</text:p>
      <text:p text:style-name="Preformatted_20_Text"><text:soft-page-break/>| <text:s text:c="5"/>8 | Creative Writing Club <text:s text:c="9"/>| <text:s text:c="5"/>78 | Publishing Paths Discussion <text:s text:c="18"/>| 2024-06-22 | Library Meeting Room <text:s text:c="15"/>|</text:p>
      <text:p text:style-name="Preformatted_20_Text">| <text:s text:c="5"/>8 | Creative Writing Club <text:s text:c="9"/>| <text:s text:c="5"/>79 | Creative Nonfiction Workshop <text:s text:c="17"/>| 2024-06-29 | Creative Writing Club Room <text:s text:c="9"/>|</text:p>
      <text:p text:style-name="Preformatted_20_Text">| <text:s text:c="5"/>8 | Creative Writing Club <text:s text:c="9"/>| <text:s text:c="5"/>80 | Storytelling Techniques Workshop <text:s text:c="13"/>| 2024-07-05 | Arts Building Workshop Room <text:s text:c="8"/>|</text:p>
      <text:p text:style-name="Preformatted_20_Text">| <text:s text:c="5"/>9 | Photography Club <text:s text:c="14"/>| <text:s text:c="5"/>81 | Introduction to Photography <text:s text:c="18"/>| 2024-05-10 | Photography Club Room <text:s text:c="14"/>|</text:p>
      <text:p text:style-name="Preformatted_20_Text">| <text:s text:c="5"/>9 | Photography Club <text:s text:c="14"/>| <text:s text:c="5"/>82 | Portrait Photography Workshop <text:s text:c="16"/>| 2024-05-15 | Outdoor Location TBD <text:s text:c="15"/>|</text:p>
      <text:p text:style-name="Preformatted_20_Text">| <text:s text:c="5"/>9 | Photography Club <text:s text:c="14"/>| <text:s text:c="5"/>83 | Landscape Photography Expedition <text:s text:c="13"/>| 2024-05-20 | Outdoor Location TBD <text:s text:c="15"/>|</text:p>
      <text:p text:style-name="Preformatted_20_Text">| <text:s text:c="5"/>9 | Photography Club <text:s text:c="14"/>| <text:s text:c="5"/>84 | Street Photography Walk <text:s text:c="22"/>| 2024-05-25 | City Center <text:s text:c="24"/>|</text:p>
      <text:p text:style-name="Preformatted_20_Text">| <text:s text:c="5"/>9 | Photography Club <text:s text:c="14"/>| <text:s text:c="5"/>85 | Night Photography Workshop <text:s text:c="19"/>| 2024-06-02 | Outdoor Location TBD <text:s text:c="15"/>|</text:p>
      <text:p text:style-name="Preformatted_20_Text">| <text:s text:c="5"/>9 | Photography Club <text:s text:c="14"/>| <text:s text:c="5"/>86 | Macro Photography Seminar <text:s text:c="20"/>| 2024-06-08 | Photography Club Room <text:s text:c="14"/>|</text:p>
      <text:p text:style-name="Preformatted_20_Text">| <text:s text:c="5"/>9 | Photography Club <text:s text:c="14"/>| <text:s text:c="5"/>87 | Travel Photography Workshop <text:s text:c="18"/>| 2024-06-15 | Outdoor Location TBD <text:s text:c="15"/>|</text:p>
      <text:p text:style-name="Preformatted_20_Text">| <text:s text:c="5"/>9 | Photography Club <text:s text:c="14"/>| <text:s text:c="5"/>88 | Experimental Photography Workshop <text:s text:c="12"/>| 2024-06-22 | Photography Club Room <text:s text:c="14"/>|</text:p>
      <text:p text:style-name="Preformatted_20_Text">| <text:s text:c="5"/>9 | Photography Club <text:s text:c="14"/>| <text:s text:c="5"/>89 | Photo Editing Techniques Seminar <text:s text:c="13"/>| 2024-06-29 | Computer Lab <text:s text:c="23"/>|</text:p>
      <text:p text:style-name="Preformatted_20_Text">| <text:s text:c="5"/>9 | Photography Club <text:s text:c="14"/>| <text:s text:c="5"/>90 | Photography Exhibition Preparation <text:s text:c="11"/>| 2024-07-05 | Photography Club Room <text:s text:c="14"/>|</text:p>
      <text:p text:style-name="Preformatted_20_Text">| <text:s text:c="4"/>10 | Health and Wellness Club <text:s text:c="6"/>| <text:s text:c="5"/>91 | Yoga Basics Workshop <text:s text:c="25"/>| 2024-05-10 | Wellness Center <text:s text:c="20"/>|</text:p>
      <text:p text:style-name="Preformatted_20_Text">| <text:s text:c="4"/>10 | Health and Wellness Club <text:s text:c="6"/>| <text:s text:c="5"/>92 | Healthy Eating Seminar <text:s text:c="23"/>| 2024-05-15 | Student Cafeteria <text:s text:c="18"/>|</text:p>
      <text:p text:style-name="Preformatted_20_Text">| <text:s text:c="4"/>10 | Health and Wellness Club <text:s text:c="6"/>| <text:s text:c="5"/>93 | Mindfulness Meditation Workshop <text:s text:c="14"/>| 2024-05-20 | Wellness Center <text:s text:c="20"/>|</text:p>
      <text:p text:style-name="Preformatted_20_Text">| <text:s text:c="4"/>10 | Health and Wellness Club <text:s text:c="6"/>| <text:s text:c="5"/>94 | Stress Management Techniques Seminar <text:s text:c="9"/>| 2024-05-25 | Student Lounge <text:s text:c="21"/>|</text:p>
      <text:p text:style-name="Preformatted_20_Text">| <text:s text:c="4"/>10 | Health and Wellness Club <text:s text:c="6"/>| <text:s text:c="5"/>95 | Fitness Fundamentals Workshop <text:s text:c="16"/>| 2024-06-02 | Campus Gym <text:s text:c="25"/>|</text:p>
      <text:p text:style-name="Preformatted_20_Text">| <text:s text:c="4"/>10 | Health and Wellness Club <text:s text:c="6"/>| <text:s text:c="5"/>96 | Sleep Hygiene Workshop <text:s text:c="23"/>| 2024-06-08 | Wellness Center <text:s text:c="20"/>|</text:p>
      <text:p text:style-name="Preformatted_20_Text">| <text:s text:c="4"/>10 | Health and Wellness Club <text:s text:c="6"/>| <text:s text:c="5"/>97 | Emotional Wellness Seminar <text:s text:c="19"/>| 2024-06-15 | Student Counseling Center <text:s text:c="10"/>|</text:p>
      <text:p text:style-name="Preformatted_20_Text">| <text:s text:c="4"/>10 | Health and Wellness Club <text:s text:c="6"/>| <text:s text:c="5"/>98 | Self-Care Strategies Workshop <text:s text:c="16"/>| 2024-06-22 | Wellness Center <text:s text:c="20"/>|</text:p>
      <text:p text:style-name="Preformatted_20_Text"><text:soft-page-break/>| <text:s text:c="4"/>10 | Health and Wellness Club <text:s text:c="6"/>| <text:s text:c="5"/>99 | Healthy Relationships Workshop <text:s text:c="15"/>| 2024-06-29 | Student Lounge <text:s text:c="21"/>|</text:p>
      <text:p text:style-name="Preformatted_20_Text">| <text:s text:c="4"/>10 | Health and Wellness Club <text:s text:c="6"/>| <text:s text:c="4"/>100 | Holistic Wellness Seminar <text:s text:c="20"/>| 2024-07-05 | Wellness Center <text:s text:c="20"/>|</text:p>
      <text:p text:style-name="Preformatted_20_Text">| <text:s text:c="4"/>11 | Community Outreach Club <text:s text:c="7"/>| <text:s text:c="4"/>101 | Beach Cleanup Day <text:s text:c="28"/>| 2024-05-10 | Local Beach <text:s text:c="24"/>|</text:p>
      <text:p text:style-name="Preformatted_20_Text">| <text:s text:c="4"/>11 | Community Outreach Club <text:s text:c="7"/>| <text:s text:c="4"/>102 | Soup Kitchen Volunteering <text:s text:c="20"/>| 2024-05-15 | City Homeless Shelter <text:s text:c="14"/>|</text:p>
      <text:p text:style-name="Preformatted_20_Text">| <text:s text:c="4"/>11 | Community Outreach Club <text:s text:c="7"/>| <text:s text:c="4"/>103 | Community Garden Planting <text:s text:c="20"/>| 2024-05-20 | Community Garden <text:s text:c="19"/>|</text:p>
      <text:p text:style-name="Preformatted_20_Text">| <text:s text:c="4"/>11 | Community Outreach Club <text:s text:c="7"/>| <text:s text:c="4"/>104 | Senior Center Visit <text:s text:c="26"/>| 2024-05-25 | Local Senior Center <text:s text:c="16"/>|</text:p>
      <text:p text:style-name="Preformatted_20_Text">| <text:s text:c="4"/>11 | Community Outreach Club <text:s text:c="7"/>| <text:s text:c="4"/>105 | Park Cleanup and Beautification <text:s text:c="14"/>| 2024-06-02 | City Park <text:s text:c="26"/>|</text:p>
      <text:p text:style-name="Preformatted_20_Text">| <text:s text:c="4"/>11 | Community Outreach Club <text:s text:c="7"/>| <text:s text:c="4"/>106 | Blood Drive Volunteer Day <text:s text:c="20"/>| 2024-06-08 | Community Center <text:s text:c="19"/>|</text:p>
      <text:p text:style-name="Preformatted_20_Text">| <text:s text:c="4"/>11 | Community Outreach Club <text:s text:c="7"/>| <text:s text:c="4"/>107 | School Supply Drive <text:s text:c="26"/>| 2024-06-15 | Local School <text:s text:c="23"/>|</text:p>
      <text:p text:style-name="Preformatted_20_Text">| <text:s text:c="4"/>11 | Community Outreach Club <text:s text:c="7"/>| <text:s text:c="4"/>108 | Pet Adoption Event <text:s text:c="27"/>| 2024-06-22 | Animal Shelter <text:s text:c="21"/>|</text:p>
      <text:p text:style-name="Preformatted_20_Text">| <text:s text:c="4"/>11 | Community Outreach Club <text:s text:c="7"/>| <text:s text:c="4"/>109 | Home Repair and Renovation Project <text:s text:c="11"/>| 2024-06-29 | Local Neighborhood <text:s text:c="17"/>|</text:p>
      <text:p text:style-name="Preformatted_20_Text">| <text:s text:c="4"/>11 | Community Outreach Club <text:s text:c="7"/>| <text:s text:c="4"/>110 | Environmental Education Workshop <text:s text:c="13"/>| 2024-07-05 | Community Center <text:s text:c="19"/>|</text:p>
      <text:p text:style-name="Preformatted_20_Text">| <text:s text:c="4"/>12 | Volunteer Service Society <text:s text:c="5"/>| <text:s text:c="4"/>111 | Food Bank Volunteering <text:s text:c="23"/>| 2024-05-10 | Local Food Bank <text:s text:c="20"/>|</text:p>
      <text:p text:style-name="Preformatted_20_Text">| <text:s text:c="4"/>12 | Volunteer Service Society <text:s text:c="5"/>| <text:s text:c="4"/>112 | Homeless Shelter Support <text:s text:c="21"/>| 2024-05-15 | City Homeless Shelter <text:s text:c="14"/>|</text:p>
      <text:p text:style-name="Preformatted_20_Text">| <text:s text:c="4"/>12 | Volunteer Service Society <text:s text:c="5"/>| <text:s text:c="4"/>113 | Community Cleanup Day <text:s text:c="24"/>| 2024-05-20 | City Streets <text:s text:c="23"/>|</text:p>
      <text:p text:style-name="Preformatted_20_Text">| <text:s text:c="4"/>12 | Volunteer Service Society <text:s text:c="5"/>| <text:s text:c="4"/>114 | Senior Center Visitation <text:s text:c="21"/>| 2024-05-25 | Local Senior Center <text:s text:c="16"/>|</text:p>
      <text:p text:style-name="Preformatted_20_Text">| <text:s text:c="4"/>12 | Volunteer Service Society <text:s text:c="5"/>| <text:s text:c="4"/>115 | Environmental Cleanup Initiative <text:s text:c="13"/>| 2024-06-02 | Local Park <text:s text:c="25"/>|</text:p>
      <text:p text:style-name="Preformatted_20_Text">| <text:s text:c="4"/>12 | Volunteer Service Society <text:s text:c="5"/>| <text:s text:c="4"/>116 | Blood Donation Drive <text:s text:c="25"/>| 2024-06-08 | Community Center <text:s text:c="19"/>|</text:p>
      <text:p text:style-name="Preformatted_20_Text">| <text:s text:c="4"/>12 | Volunteer Service Society <text:s text:c="5"/>| <text:s text:c="4"/>117 | School Tutoring Program <text:s text:c="22"/>| 2024-06-15 | Local School <text:s text:c="23"/>|</text:p>
      <text:p text:style-name="Preformatted_20_Text">| <text:s text:c="4"/>12 | Volunteer Service Society <text:s text:c="5"/>| <text:s text:c="4"/>118 | Animal Shelter Volunteering <text:s text:c="18"/>| 2024-06-22 | Animal Shelter <text:s text:c="21"/>|</text:p>
      <text:p text:style-name="Preformatted_20_Text">| <text:s text:c="4"/>12 | Volunteer Service Society <text:s text:c="5"/>| <text:s text:c="4"/>119 | Home Repair Assistance <text:s text:c="23"/>| 2024-06-29 | Local Neighborhood <text:s text:c="17"/>|</text:p>
      <text:p text:style-name="Preformatted_20_Text"><text:soft-page-break/>| <text:s text:c="4"/>12 | Volunteer Service Society <text:s text:c="5"/>| <text:s text:c="4"/>120 | Community Garden Maintenance <text:s text:c="17"/>| 2024-07-05 | Community Garden <text:s text:c="19"/>|</text:p>
      <text:p text:style-name="Preformatted_20_Text">| <text:s text:c="4"/>13 | Civic Engagement Association <text:s text:c="2"/>| <text:s text:c="4"/>121 | Voter Registration Drive <text:s text:c="21"/>| 2024-05-10 | City Hall <text:s text:c="26"/>|</text:p>
      <text:p text:style-name="Preformatted_20_Text">| <text:s text:c="4"/>13 | Civic Engagement Association <text:s text:c="2"/>| <text:s text:c="4"/>122 | Community Town Hall Meeting <text:s text:c="18"/>| 2024-05-15 | Community Center <text:s text:c="19"/>|</text:p>
      <text:p text:style-name="Preformatted_20_Text">| <text:s text:c="4"/>13 | Civic Engagement Association <text:s text:c="2"/>| <text:s text:c="4"/>123 | Environmental Advocacy Campaign <text:s text:c="14"/>| 2024-05-20 | City Park <text:s text:c="26"/>|</text:p>
      <text:p text:style-name="Preformatted_20_Text">| <text:s text:c="4"/>13 | Civic Engagement Association <text:s text:c="2"/>| <text:s text:c="4"/>124 | Community Clean-Up Day <text:s text:c="23"/>| 2024-05-25 | City Streets <text:s text:c="23"/>|</text:p>
      <text:p text:style-name="Preformatted_20_Text">| <text:s text:c="4"/>13 | Civic Engagement Association <text:s text:c="2"/>| <text:s text:c="4"/>125 | Youth Mentorship Program <text:s text:c="21"/>| 2024-06-02 | Local Community Center <text:s text:c="13"/>|</text:p>
      <text:p text:style-name="Preformatted_20_Text">| <text:s text:c="4"/>13 | Civic Engagement Association <text:s text:c="2"/>| <text:s text:c="4"/>126 | Citizenship Workshop <text:s text:c="25"/>| 2024-06-08 | Community Center <text:s text:c="19"/>|</text:p>
      <text:p text:style-name="Preformatted_20_Text">| <text:s text:c="4"/>13 | Civic Engagement Association <text:s text:c="2"/>| <text:s text:c="4"/>127 | Elderly Assistance Program <text:s text:c="19"/>| 2024-06-15 | Senior Living Facility <text:s text:c="13"/>|</text:p>
      <text:p text:style-name="Preformatted_20_Text">| <text:s text:c="4"/>13 | Civic Engagement Association <text:s text:c="2"/>| <text:s text:c="4"/>128 | Community Garden Initiative <text:s text:c="18"/>| 2024-06-22 | Community Garden <text:s text:c="19"/>|</text:p>
      <text:p text:style-name="Preformatted_20_Text">| <text:s text:c="4"/>13 | Civic Engagement Association <text:s text:c="2"/>| <text:s text:c="4"/>129 | Literacy Program for Underserved Communities <text:s/>| 2024-06-29 | Local Library <text:s text:c="22"/>|</text:p>
      <text:p text:style-name="Preformatted_20_Text">| <text:s text:c="4"/>13 | Civic Engagement Association <text:s text:c="2"/>| <text:s text:c="4"/>130 | Homeless Outreach Day <text:s text:c="24"/>| 2024-07-05 | City Streets <text:s text:c="23"/>|</text:p>
      <text:p text:style-name="Preformatted_20_Text">| <text:s text:c="4"/>14 | Social Impact Society <text:s text:c="9"/>| <text:s text:c="4"/>131 | Homeless Shelter Volunteer Day <text:s text:c="15"/>| 2024-05-10 | Local Homeless Shelter <text:s text:c="13"/>|</text:p>
      <text:p text:style-name="Preformatted_20_Text">| <text:s text:c="4"/>14 | Social Impact Society <text:s text:c="9"/>| <text:s text:c="4"/>132 | Environmental Cleanup Initiative <text:s text:c="13"/>| 2024-05-15 | City Park <text:s text:c="26"/>|</text:p>
      <text:p text:style-name="Preformatted_20_Text">| <text:s text:c="4"/>14 | Social Impact Society <text:s text:c="9"/>| <text:s text:c="4"/>133 | Community Food Drive <text:s text:c="25"/>| 2024-05-20 | Local Community Center <text:s text:c="13"/>|</text:p>
      <text:p text:style-name="Preformatted_20_Text">| <text:s text:c="4"/>14 | Social Impact Society <text:s text:c="9"/>| <text:s text:c="4"/>134 | Senior Center Visitation <text:s text:c="21"/>| 2024-05-25 | Local Senior Center <text:s text:c="16"/>|</text:p>
      <text:p text:style-name="Preformatted_20_Text">| <text:s text:c="4"/>14 | Social Impact Society <text:s text:c="9"/>| <text:s text:c="4"/>135 | Children's Hospital Volunteering <text:s text:c="13"/>| 2024-06-02 | Local Children's Hospital <text:s text:c="10"/>|</text:p>
      <text:p text:style-name="Preformatted_20_Text">| <text:s text:c="4"/>14 | Social Impact Society <text:s text:c="9"/>| <text:s text:c="4"/>136 | Animal Shelter Adoption Event <text:s text:c="16"/>| 2024-06-08 | Animal Shelter <text:s text:c="21"/>|</text:p>
      <text:p text:style-name="Preformatted_20_Text">| <text:s text:c="4"/>14 | Social Impact Society <text:s text:c="9"/>| <text:s text:c="4"/>137 | Community Literacy Program <text:s text:c="19"/>| 2024-06-15 | Local Library <text:s text:c="22"/>|</text:p>
      <text:p text:style-name="Preformatted_20_Text">| <text:s text:c="4"/>14 | Social Impact Society <text:s text:c="9"/>| <text:s text:c="4"/>138 | Community Garden Maintenance <text:s text:c="17"/>| 2024-06-22 | Community Garden <text:s text:c="19"/>|</text:p>
      <text:p text:style-name="Preformatted_20_Text">| <text:s text:c="4"/>14 | Social Impact Society <text:s text:c="9"/>| <text:s text:c="4"/>139 | Blood Donation Drive <text:s text:c="25"/>| 2024-06-29 | Community Center <text:s text:c="19"/>|</text:p>
      <text:p text:style-name="Preformatted_20_Text">| <text:s text:c="4"/>14 | Social Impact Society <text:s text:c="9"/>| <text:s text:c="4"/>140 | Community Recycling Initiative <text:s text:c="15"/>| 2024-07-05 | City Recycling Center <text:s text:c="14"/>|</text:p>
      <text:p text:style-name="Preformatted_20_Text"><text:soft-page-break/>| <text:s text:c="4"/>15 | Service Learning Alliance <text:s text:c="5"/>| <text:s text:c="4"/>141 | Community Clean-Up Day <text:s text:c="23"/>| 2024-05-10 | City Streets <text:s text:c="23"/>|</text:p>
      <text:p text:style-name="Preformatted_20_Text">| <text:s text:c="4"/>15 | Service Learning Alliance <text:s text:c="5"/>| <text:s text:c="4"/>142 | Soup Kitchen Volunteering <text:s text:c="20"/>| 2024-05-15 | Local Soup Kitchen <text:s text:c="17"/>|</text:p>
      <text:p text:style-name="Preformatted_20_Text">| <text:s text:c="4"/>15 | Service Learning Alliance <text:s text:c="5"/>| <text:s text:c="4"/>143 | Senior Center Assistance Program <text:s text:c="13"/>| 2024-05-20 | Local Senior Center <text:s text:c="16"/>|</text:p>
      <text:p text:style-name="Preformatted_20_Text">| <text:s text:c="4"/>15 | Service Learning Alliance <text:s text:c="5"/>| <text:s text:c="4"/>144 | Community Garden Project <text:s text:c="21"/>| 2024-05-25 | Community Garden <text:s text:c="19"/>|</text:p>
      <text:p text:style-name="Preformatted_20_Text">| <text:s text:c="4"/>15 | Service Learning Alliance <text:s text:c="5"/>| <text:s text:c="4"/>145 | Blood Drive Volunteer Day <text:s text:c="20"/>| 2024-06-02 | Community Center <text:s text:c="19"/>|</text:p>
      <text:p text:style-name="Preformatted_20_Text">| <text:s text:c="4"/>15 | Service Learning Alliance <text:s text:c="5"/>| <text:s text:c="4"/>146 | Community Recycling Event <text:s text:c="20"/>| 2024-06-08 | City Recycling Center <text:s text:c="14"/>|</text:p>
      <text:p text:style-name="Preformatted_20_Text">| <text:s text:c="4"/>15 | Service Learning Alliance <text:s text:c="5"/>| <text:s text:c="4"/>147 | Home Repair Volunteer Project <text:s text:c="16"/>| 2024-06-15 | Local Neighborhood <text:s text:c="17"/>|</text:p>
      <text:p text:style-name="Preformatted_20_Text">| <text:s text:c="4"/>15 | Service Learning Alliance <text:s text:c="5"/>| <text:s text:c="4"/>148 | Literacy Outreach Program <text:s text:c="20"/>| 2024-06-22 | Local Library <text:s text:c="22"/>|</text:p>
      <text:p text:style-name="Preformatted_20_Text">| <text:s text:c="4"/>15 | Service Learning Alliance <text:s text:c="5"/>| <text:s text:c="4"/>149 | Community Health Fair <text:s text:c="24"/>| 2024-06-29 | Community Center <text:s text:c="19"/>|</text:p>
      <text:p text:style-name="Preformatted_20_Text">| <text:s text:c="4"/>15 | Service Learning Alliance <text:s text:c="5"/>| <text:s text:c="4"/>150 | Youth Mentorship Initiative <text:s text:c="18"/>| 2024-07-05 | Local Community Center <text:s text:c="13"/>|</text:p>
      <text:p text:style-name="Preformatted_20_Text">| <text:s text:c="4"/>16 | Unity Alliance <text:s text:c="16"/>| <text:s text:c="4"/>151 | Networking Mixer: Cultural Exchange <text:s text:c="10"/>| 2024-05-10 | Student Center <text:s text:c="21"/>|</text:p>
      <text:p text:style-name="Preformatted_20_Text">| <text:s text:c="4"/>16 | Unity Alliance <text:s text:c="16"/>| <text:s text:c="4"/>152 | Movie Night: Diversity Celebration <text:s text:c="11"/>| 2024-05-15 | Outdoor Amphitheater <text:s text:c="15"/>|</text:p>
      <text:p text:style-name="Preformatted_20_Text">| <text:s text:c="4"/>16 | Unity Alliance <text:s text:c="16"/>| <text:s text:c="4"/>153 | Cultural Potluck Dinner <text:s text:c="22"/>| 2024-05-20 | Student Commons <text:s text:c="20"/>|</text:p>
      <text:p text:style-name="Preformatted_20_Text">| <text:s text:c="4"/>16 | Unity Alliance <text:s text:c="16"/>| <text:s text:c="4"/>154 | International Music Showcase <text:s text:c="17"/>| 2024-05-25 | Auditorium <text:s text:c="25"/>|</text:p>
      <text:p text:style-name="Preformatted_20_Text">| <text:s text:c="4"/>16 | Unity Alliance <text:s text:c="16"/>| <text:s text:c="4"/>155 | Dance Workshop: Latin Rhythms <text:s text:c="16"/>| 2024-06-02 | Dance Studio <text:s text:c="23"/>|</text:p>
      <text:p text:style-name="Preformatted_20_Text">| <text:s text:c="4"/>16 | Unity Alliance <text:s text:c="16"/>| <text:s text:c="4"/>156 | Board Game Night: Unity Edition <text:s text:c="14"/>| 2024-06-08 | Student Lounge <text:s text:c="21"/>|</text:p>
      <text:p text:style-name="Preformatted_20_Text">| <text:s text:c="4"/>16 | Unity Alliance <text:s text:c="16"/>| <text:s text:c="4"/>157 | Unity Picnic in the Park <text:s text:c="21"/>| 2024-06-15 | City Park <text:s text:c="26"/>|</text:p>
      <text:p text:style-name="Preformatted_20_Text">| <text:s text:c="4"/>16 | Unity Alliance <text:s text:c="16"/>| <text:s text:c="4"/>158 | Art Exhibition: Celebrating Diversity <text:s text:c="8"/>| 2024-06-22 | Art Gallery <text:s text:c="24"/>|</text:p>
      <text:p text:style-name="Preformatted_20_Text">| <text:s text:c="4"/>16 | Unity Alliance <text:s text:c="16"/>| <text:s text:c="4"/>159 | Community Volunteer Day: Unity in Action <text:s text:c="5"/>| 2024-06-29 | Local Community Center <text:s text:c="13"/>|</text:p>
      <text:p text:style-name="Preformatted_20_Text">| <text:s text:c="4"/>16 | Unity Alliance <text:s text:c="16"/>| <text:s text:c="4"/>160 | Open Mic Night: Voices of Unity <text:s text:c="14"/>| 2024-07-05 | Student Union <text:s text:c="22"/>|</text:p>
      <text:p text:style-name="Preformatted_20_Text">| <text:s text:c="4"/>17 | Diversity Network <text:s text:c="13"/>| <text:s text:c="4"/>161 | Cultural Food Festival <text:s text:c="23"/>| 2024-05-10 | Student Center <text:s text:c="21"/>|</text:p>
      <text:p text:style-name="Preformatted_20_Text"><text:soft-page-break/>| <text:s text:c="4"/>17 | Diversity Network <text:s text:c="13"/>| <text:s text:c="4"/>162 | Unity Dance Party <text:s text:c="28"/>| 2024-05-15 | Campus Gymnasium <text:s text:c="19"/>|</text:p>
      <text:p text:style-name="Preformatted_20_Text">| <text:s text:c="4"/>17 | Diversity Network <text:s text:c="13"/>| <text:s text:c="4"/>163 | Cultural Movie Night <text:s text:c="25"/>| 2024-05-20 | Outdoor Amphitheater <text:s text:c="15"/>|</text:p>
      <text:p text:style-name="Preformatted_20_Text">| <text:s text:c="4"/>17 | Diversity Network <text:s text:c="13"/>| <text:s text:c="4"/>164 | International Fashion Show <text:s text:c="19"/>| 2024-05-25 | Student Union <text:s text:c="22"/>|</text:p>
      <text:p text:style-name="Preformatted_20_Text">| <text:s text:c="4"/>17 | Diversity Network <text:s text:c="13"/>| <text:s text:c="4"/>165 | Language Exchange Mixer <text:s text:c="22"/>| 2024-06-02 | Student Commons <text:s text:c="20"/>|</text:p>
      <text:p text:style-name="Preformatted_20_Text">| <text:s text:c="4"/>17 | Diversity Network <text:s text:c="13"/>| <text:s text:c="4"/>166 | Cultural Trivia Night <text:s text:c="24"/>| 2024-06-08 | Student Lounge <text:s text:c="21"/>|</text:p>
      <text:p text:style-name="Preformatted_20_Text">| <text:s text:c="4"/>17 | Diversity Network <text:s text:c="13"/>| <text:s text:c="4"/>167 | Unity Art Workshop <text:s text:c="27"/>| 2024-06-15 | Art Studio <text:s text:c="25"/>|</text:p>
      <text:p text:style-name="Preformatted_20_Text">| <text:s text:c="4"/>17 | Diversity Network <text:s text:c="13"/>| <text:s text:c="4"/>168 | Cultural Heritage Exhibition <text:s text:c="17"/>| 2024-06-22 | Student Gallery <text:s text:c="20"/>|</text:p>
      <text:p text:style-name="Preformatted_20_Text">| <text:s text:c="4"/>17 | Diversity Network <text:s text:c="13"/>| <text:s text:c="4"/>169 | Global Music Concert <text:s text:c="25"/>| 2024-06-29 | Outdoor Stage <text:s text:c="22"/>|</text:p>
      <text:p text:style-name="Preformatted_20_Text">| <text:s text:c="4"/>17 | Diversity Network <text:s text:c="13"/>| <text:s text:c="4"/>170 | Unity Picnic and Games Day <text:s text:c="19"/>| 2024-07-05 | City Park <text:s text:c="26"/>|</text:p>
      <text:p text:style-name="Preformatted_20_Text">| <text:s text:c="4"/>18 | Social Harmony Society <text:s text:c="8"/>| <text:s text:c="4"/>171 | Unity Potluck Dinner <text:s text:c="25"/>| 2024-05-10 | Student Center <text:s text:c="21"/>|</text:p>
      <text:p text:style-name="Preformatted_20_Text">| <text:s text:c="4"/>18 | Social Harmony Society <text:s text:c="8"/>| <text:s text:c="4"/>172 | Diversity Dance Showcase <text:s text:c="21"/>| 2024-05-15 | Campus Auditorium <text:s text:c="18"/>|</text:p>
      <text:p text:style-name="Preformatted_20_Text">| <text:s text:c="4"/>18 | Social Harmony Society <text:s text:c="8"/>| <text:s text:c="4"/>173 | International Film Festival <text:s text:c="18"/>| 2024-05-20 | Student Union <text:s text:c="22"/>|</text:p>
      <text:p text:style-name="Preformatted_20_Text">| <text:s text:c="4"/>18 | Social Harmony Society <text:s text:c="8"/>| <text:s text:c="4"/>174 | Cultural Art Exhibition <text:s text:c="22"/>| 2024-05-25 | Art Gallery <text:s text:c="24"/>|</text:p>
      <text:p text:style-name="Preformatted_20_Text">| <text:s text:c="4"/>18 | Social Harmony Society <text:s text:c="8"/>| <text:s text:c="4"/>175 | Language Exchange Social <text:s text:c="21"/>| 2024-06-02 | Student Commons <text:s text:c="20"/>|</text:p>
      <text:p text:style-name="Preformatted_20_Text">| <text:s text:c="4"/>18 | Social Harmony Society <text:s text:c="8"/>| <text:s text:c="4"/>176 | Unity Talent Show <text:s text:c="28"/>| 2024-06-08 | Student Lounge <text:s text:c="21"/>|</text:p>
      <text:p text:style-name="Preformatted_20_Text">| <text:s text:c="4"/>18 | Social Harmony Society <text:s text:c="8"/>| <text:s text:c="4"/>177 | Cultural Heritage Day <text:s text:c="24"/>| 2024-06-15 | Outdoor Pavilion <text:s text:c="19"/>|</text:p>
      <text:p text:style-name="Preformatted_20_Text">| <text:s text:c="4"/>18 | Social Harmony Society <text:s text:c="8"/>| <text:s text:c="4"/>178 | Global Music Jam Session <text:s text:c="21"/>| 2024-06-22 | Campus Green <text:s text:c="23"/>|</text:p>
      <text:p text:style-name="Preformatted_20_Text">| <text:s text:c="4"/>18 | Social Harmony Society <text:s text:c="8"/>| <text:s text:c="4"/>179 | Unity Sports Tournament <text:s text:c="22"/>| 2024-06-29 | Campus Sports Complex <text:s text:c="14"/>|</text:p>
      <text:p text:style-name="Preformatted_20_Text">| <text:s text:c="4"/>18 | Social Harmony Society <text:s text:c="8"/>| <text:s text:c="4"/>180 | Interfaith Dialogue Circle <text:s text:c="19"/>| 2024-07-05 | Interfaith Center <text:s text:c="18"/>|</text:p>
      <text:p text:style-name="Preformatted_20_Text">| <text:s text:c="4"/>19 | Cultural Exchange Club <text:s text:c="8"/>| <text:s text:c="4"/>181 | International Food Festival <text:s text:c="18"/>| 2024-05-10 | Student Center <text:s text:c="21"/>|</text:p>
      <text:p text:style-name="Preformatted_20_Text">| <text:s text:c="4"/>19 | Cultural Exchange Club <text:s text:c="8"/>| <text:s text:c="4"/>182 | Global Dance Party <text:s text:c="27"/>| 2024-05-15 | Campus Gymnasium <text:s text:c="19"/>|</text:p>
      <text:p text:style-name="Preformatted_20_Text"><text:soft-page-break/>| <text:s text:c="4"/>19 | Cultural Exchange Club <text:s text:c="8"/>| <text:s text:c="4"/>183 | Cultural Film Night <text:s text:c="26"/>| 2024-05-20 | Outdoor Amphitheater <text:s text:c="15"/>|</text:p>
      <text:p text:style-name="Preformatted_20_Text">| <text:s text:c="4"/>19 | Cultural Exchange Club <text:s text:c="8"/>| <text:s text:c="4"/>184 | Traditional Music Concert <text:s text:c="20"/>| 2024-05-25 | Student Union <text:s text:c="22"/>|</text:p>
      <text:p text:style-name="Preformatted_20_Text">| <text:s text:c="4"/>19 | Cultural Exchange Club <text:s text:c="8"/>| <text:s text:c="4"/>185 | Language Exchange Mixer <text:s text:c="22"/>| 2024-06-02 | Student Commons <text:s text:c="20"/>|</text:p>
      <text:p text:style-name="Preformatted_20_Text">| <text:s text:c="4"/>19 | Cultural Exchange Club <text:s text:c="8"/>| <text:s text:c="4"/>186 | Cultural Trivia Challenge <text:s text:c="20"/>| 2024-06-08 | Student Lounge <text:s text:c="21"/>|</text:p>
      <text:p text:style-name="Preformatted_20_Text">| <text:s text:c="4"/>19 | Cultural Exchange Club <text:s text:c="8"/>| <text:s text:c="4"/>187 | Cultural Craft Workshop <text:s text:c="22"/>| 2024-06-15 | Art Studio <text:s text:c="25"/>|</text:p>
      <text:p text:style-name="Preformatted_20_Text">| <text:s text:c="4"/>19 | Cultural Exchange Club <text:s text:c="8"/>| <text:s text:c="4"/>188 | Cultural Fashion Show <text:s text:c="24"/>| 2024-06-22 | Campus Green <text:s text:c="23"/>|</text:p>
      <text:p text:style-name="Preformatted_20_Text">| <text:s text:c="4"/>19 | Cultural Exchange Club <text:s text:c="8"/>| <text:s text:c="4"/>189 | Cultural Poetry Slam <text:s text:c="25"/>| 2024-06-29 | Student Lounge <text:s text:c="21"/>|</text:p>
      <text:p text:style-name="Preformatted_20_Text">| <text:s text:c="4"/>19 | Cultural Exchange Club <text:s text:c="8"/>| <text:s text:c="4"/>190 | Unity Picnic and Games <text:s text:c="23"/>| 2024-07-05 | City Park <text:s text:c="26"/>|</text:p>
      <text:p text:style-name="Preformatted_20_Text">| <text:s text:c="4"/>20 | Global Connections Club <text:s text:c="7"/>| <text:s text:c="4"/>191 | International Potluck Dinner <text:s text:c="17"/>| 2024-05-10 | Student Center <text:s text:c="21"/>|</text:p>
      <text:p text:style-name="Preformatted_20_Text">| <text:s text:c="4"/>20 | Global Connections Club <text:s text:c="7"/>| <text:s text:c="4"/>192 | Unity Dance Night <text:s text:c="28"/>| 2024-05-15 | Campus Gymnasium <text:s text:c="19"/>|</text:p>
      <text:p text:style-name="Preformatted_20_Text">| <text:s text:c="4"/>20 | Global Connections Club <text:s text:c="7"/>| <text:s text:c="4"/>193 | Global Film Festival <text:s text:c="25"/>| 2024-05-20 | Outdoor Amphitheater <text:s text:c="15"/>|</text:p>
      <text:p text:style-name="Preformatted_20_Text">| <text:s text:c="4"/>20 | Global Connections Club <text:s text:c="7"/>| <text:s text:c="4"/>194 | Cultural Music Concert <text:s text:c="23"/>| 2024-05-25 | Student Union <text:s text:c="22"/>|</text:p>
      <text:p text:style-name="Preformatted_20_Text">| <text:s text:c="4"/>20 | Global Connections Club <text:s text:c="7"/>| <text:s text:c="4"/>195 | Language Exchange Social <text:s text:c="21"/>| 2024-06-02 | Student Commons <text:s text:c="20"/>|</text:p>
      <text:p text:style-name="Preformatted_20_Text">| <text:s text:c="4"/>20 | Global Connections Club <text:s text:c="7"/>| <text:s text:c="4"/>196 | Cultural Trivia Night <text:s text:c="24"/>| 2024-06-08 | Student Lounge <text:s text:c="21"/>|</text:p>
      <text:p text:style-name="Preformatted_20_Text">| <text:s text:c="4"/>20 | Global Connections Club <text:s text:c="7"/>| <text:s text:c="4"/>197 | Global Art Exhibition <text:s text:c="24"/>| 2024-06-15 | Art Studio <text:s text:c="25"/>|</text:p>
      <text:p text:style-name="Preformatted_20_Text">| <text:s text:c="4"/>20 | Global Connections Club <text:s text:c="7"/>| <text:s text:c="4"/>198 | Cultural Fashion Show <text:s text:c="24"/>| 2024-06-22 | Campus Green <text:s text:c="23"/>|</text:p>
      <text:p text:style-name="Preformatted_20_Text">| <text:s text:c="4"/>20 | Global Connections Club <text:s text:c="7"/>| <text:s text:c="4"/>199 | Global Poetry Slam <text:s text:c="27"/>| 2024-06-29 | Student Lounge <text:s text:c="21"/>|</text:p>
      <text:p text:style-name="Preformatted_20_Text">| <text:s text:c="4"/>20 | Global Connections Club <text:s text:c="7"/>| <text:s text:c="4"/>200 | Unity Picnic and Games <text:s text:c="23"/>| 2024-07-05 | City Park <text:s text:c="26"/>|</text:p>
      <text:p text:style-name="Preformatted_20_Text">+--------+--------------------------------+---------+-----------------------------------------------+------------+-------------------------------------+</text:p>
      <text:p text:style-name="Preformatted_20_Text"/>
      <text:p text:style-name="Preformatted_20_Text">Query 3 aggregate function</text:p>
      <text:p text:style-name="Preformatted_20_Text"><text:soft-page-break/></text:p>
      <text:p text:style-name="Preformatted_20_Text">MariaDB [SaidNew]&gt; SELECT <text:s text:c="4"/>d.Name, <text:s text:c="4"/>COUNT(e.UserID) AS NumEmployees, <text:s text:c="4"/>AVG(e.Salary) AS AverageSalary FROM <text:s text:c="4"/>Employee e INNER JOIN <text:s text:c="4"/>Faculty f ON e.UserID = f.UserID INNER JOIN Departments d ON d.DepartmentID = f.DepartmentID <text:s/>GROUP BY <text:s text:c="4"/>d.DepartmentID;</text:p>
      <text:p text:style-name="Preformatted_20_Text">+------------------------+--------------+---------------+</text:p>
      <text:p text:style-name="Preformatted_20_Text">| Name <text:s text:c="18"/>| NumEmployees | AverageSalary |</text:p>
      <text:p text:style-name="Preformatted_20_Text">+------------------------+--------------+---------------+</text:p>
      <text:p text:style-name="Preformatted_20_Text">| Administration <text:s text:c="8"/>| <text:s text:c="11"/>3 | <text:s text:c="3"/>81356.3333 |</text:p>
      <text:p text:style-name="Preformatted_20_Text">| Admissions <text:s text:c="12"/>| <text:s text:c="11"/>1 | <text:s text:c="3"/>56443.0000 |</text:p>
      <text:p text:style-name="Preformatted_20_Text">| Finance <text:s text:c="15"/>| <text:s text:c="11"/>2 | <text:s text:c="3"/>44473.0000 |</text:p>
      <text:p text:style-name="Preformatted_20_Text">| Human Resources <text:s text:c="7"/>| <text:s text:c="11"/>3 | <text:s text:c="3"/>65955.3333 |</text:p>
      <text:p text:style-name="Preformatted_20_Text">| Academic Affairs <text:s text:c="6"/>| <text:s text:c="11"/>2 | <text:s text:c="3"/>55208.0000 |</text:p>
      <text:p text:style-name="Preformatted_20_Text">| Facilities Management <text:s/>| <text:s text:c="11"/>4 | <text:s text:c="3"/>55164.5000 |</text:p>
      <text:p text:style-name="Preformatted_20_Text">| Information Technology | <text:s text:c="11"/>1 | <text:s text:c="3"/>54189.0000 |</text:p>
      <text:p text:style-name="Preformatted_20_Text">| Financial Aid <text:s text:c="9"/>| <text:s text:c="11"/>2 | <text:s text:c="3"/>76109.5000 |</text:p>
      <text:p text:style-name="Preformatted_20_Text">| Career Services <text:s text:c="7"/>| <text:s text:c="11"/>8 | <text:s text:c="3"/>48399.6250 |</text:p>
      <text:p text:style-name="Preformatted_20_Text">| Student Affairs <text:s text:c="7"/>| <text:s text:c="11"/>5 | <text:s text:c="3"/>79753.6000 |</text:p>
      <text:p text:style-name="Preformatted_20_Text">+------------------------+--------------+---------------+</text:p>
      <text:p text:style-name="Preformatted_20_Text"/>
      <text:p text:style-name="Preformatted_20_Text"/>
      <text:p text:style-name="Preformatted_20_Text">Query 4:</text:p>
      <text:p text:style-name="Preformatted_20_Text">MariaDB [SaidNew]&gt; </text:p>
      <text:p text:style-name="Preformatted_20_Text"><text:s text:c="7"/>SELECT</text:p>
      <text:p text:style-name="Preformatted_20_Text"><text:soft-page-break/><text:s text:c="4"/>-&gt; <text:s text:c="4"/>c.ClubID,</text:p>
      <text:p text:style-name="Preformatted_20_Text"><text:s text:c="4"/>-&gt; <text:s text:c="4"/>c.Name AS ClubName,</text:p>
      <text:p text:style-name="Preformatted_20_Text"><text:s text:c="4"/>-&gt; <text:s text:c="4"/>COUNT(s.UserID) AS NumSubscribers</text:p>
      <text:p text:style-name="Preformatted_20_Text"><text:s text:c="4"/>-&gt; FROM</text:p>
      <text:p text:style-name="Preformatted_20_Text"><text:s text:c="4"/>-&gt; <text:s text:c="4"/>Club c</text:p>
      <text:p text:style-name="Preformatted_20_Text"><text:s text:c="4"/>-&gt; LEFT OUTER JOIN</text:p>
      <text:p text:style-name="Preformatted_20_Text"><text:s text:c="4"/>-&gt; <text:s text:c="4"/>Subscribe s ON c.ClubID = s.ClubID</text:p>
      <text:p text:style-name="Preformatted_20_Text"><text:s text:c="4"/>-&gt; GROUP BY</text:p>
      <text:p text:style-name="Preformatted_20_Text"><text:s text:c="4"/>-&gt; <text:s text:c="4"/>c.ClubID, c.Name</text:p>
      <text:p text:style-name="Preformatted_20_Text"><text:s text:c="4"/>-&gt; ORDER BY</text:p>
      <text:p text:style-name="Preformatted_20_Text"><text:s text:c="4"/>c.ClubID;</text:p>
      <text:p text:style-name="Preformatted_20_Text">+--------+--------------------------------+----------------+</text:p>
      <text:p text:style-name="Preformatted_20_Text">| ClubID | ClubName <text:s text:c="22"/>| NumSubscribers |</text:p>
      <text:p text:style-name="Preformatted_20_Text">+--------+--------------------------------+----------------+</text:p>
      <text:p text:style-name="Preformatted_20_Text">| <text:s text:c="5"/>1 | Academic Club <text:s text:c="17"/>| <text:s text:c="12"/>24 |</text:p>
      <text:p text:style-name="Preformatted_20_Text">| <text:s text:c="5"/>2 | Career Development Club <text:s text:c="7"/>| <text:s text:c="12"/>18 |</text:p>
      <text:p text:style-name="Preformatted_20_Text">| <text:s text:c="5"/>3 | Professional Networking Club <text:s text:c="2"/>| <text:s text:c="12"/>15 |</text:p>
      <text:p text:style-name="Preformatted_20_Text">| <text:s text:c="5"/>4 | Research Club <text:s text:c="17"/>| <text:s text:c="12"/>27 |</text:p>
      <text:p text:style-name="Preformatted_20_Text">| <text:s text:c="5"/>5 | Technology and Innovation Club | <text:s text:c="12"/>13 |</text:p>
      <text:p text:style-name="Preformatted_20_Text">| <text:s text:c="5"/>6 | Entrepreneurship Club <text:s text:c="9"/>| <text:s text:c="12"/>10 |</text:p>
      <text:p text:style-name="Preformatted_20_Text">| <text:s text:c="5"/>7 | Coding Club <text:s text:c="19"/>| <text:s text:c="12"/>12 |</text:p>
      <text:p text:style-name="Preformatted_20_Text"><text:soft-page-break/>| <text:s text:c="5"/>8 | Creative Writing Club <text:s text:c="9"/>| <text:s text:c="12"/>12 |</text:p>
      <text:p text:style-name="Preformatted_20_Text">| <text:s text:c="5"/>9 | Photography Club <text:s text:c="14"/>| <text:s text:c="12"/>10 |</text:p>
      <text:p text:style-name="Preformatted_20_Text">| <text:s text:c="4"/>10 | Health and Wellness Club <text:s text:c="6"/>| <text:s text:c="12"/>15 |</text:p>
      <text:p text:style-name="Preformatted_20_Text">| <text:s text:c="4"/>11 | Community Outreach Club <text:s text:c="7"/>| <text:s text:c="12"/>19 |</text:p>
      <text:p text:style-name="Preformatted_20_Text">| <text:s text:c="4"/>12 | Volunteer Service Society <text:s text:c="5"/>| <text:s text:c="12"/>18 |</text:p>
      <text:p text:style-name="Preformatted_20_Text">| <text:s text:c="4"/>13 | Civic Engagement Association <text:s text:c="2"/>| <text:s text:c="12"/>13 |</text:p>
      <text:p text:style-name="Preformatted_20_Text">| <text:s text:c="4"/>14 | Social Impact Society <text:s text:c="9"/>| <text:s text:c="12"/>15 |</text:p>
      <text:p text:style-name="Preformatted_20_Text">| <text:s text:c="4"/>15 | Service Learning Alliance <text:s text:c="5"/>| <text:s text:c="12"/>19 |</text:p>
      <text:p text:style-name="Preformatted_20_Text">| <text:s text:c="4"/>16 | Unity Alliance <text:s text:c="16"/>| <text:s text:c="12"/>13 |</text:p>
      <text:p text:style-name="Preformatted_20_Text">| <text:s text:c="4"/>17 | Diversity Network <text:s text:c="13"/>| <text:s text:c="13"/>8 |</text:p>
      <text:p text:style-name="Preformatted_20_Text">| <text:s text:c="4"/>18 | Social Harmony Society <text:s text:c="8"/>| <text:s text:c="12"/>14 |</text:p>
      <text:p text:style-name="Preformatted_20_Text">| <text:s text:c="4"/>19 | Cultural Exchange Club <text:s text:c="8"/>| <text:s text:c="13"/>8 |</text:p>
      <text:p text:style-name="Preformatted_20_Text">| <text:s text:c="4"/>20 | Global Connections Club <text:s text:c="7"/>| <text:s text:c="12"/>13 |</text:p>
      <text:p text:style-name="Preformatted_20_Text">+--------+--------------------------------+----------------+</text:p>
      <text:p text:style-name="Preformatted_20_Text"/>
      <text:p text:style-name="Preformatted_20_Text"/>
      <text:p text:style-name="Preformatted_20_Text">Query 5:</text:p>
      <text:p text:style-name="Preformatted_20_Text"/>
      <text:p text:style-name="Preformatted_20_Text">MariaDB [SaidNew]&gt; SELECT</text:p>
      <text:p text:style-name="Preformatted_20_Text"><text:s text:c="4"/>-&gt; <text:s text:c="4"/>Subscribe.UserID,</text:p>
      <text:p text:style-name="Preformatted_20_Text"><text:s text:c="4"/>-&gt; <text:s text:c="4"/>User.Name,</text:p>
      <text:p text:style-name="Preformatted_20_Text"><text:soft-page-break/><text:s text:c="4"/>-&gt; <text:s text:c="4"/>'Subscriber' AS UserType</text:p>
      <text:p text:style-name="Preformatted_20_Text"><text:s text:c="4"/>-&gt; FROM</text:p>
      <text:p text:style-name="Preformatted_20_Text"><text:s text:c="4"/>-&gt; <text:s text:c="4"/>Subscribe</text:p>
      <text:p text:style-name="Preformatted_20_Text"><text:s text:c="4"/>-&gt; JOIN</text:p>
      <text:p text:style-name="Preformatted_20_Text"><text:s text:c="4"/>-&gt; <text:s text:c="4"/>User ON Subscribe.UserID = User.UserID</text:p>
      <text:p text:style-name="Preformatted_20_Text"><text:s text:c="4"/>-&gt; </text:p>
      <text:p text:style-name="Preformatted_20_Text"><text:s text:c="4"/>-&gt; UNION</text:p>
      <text:p text:style-name="Preformatted_20_Text"><text:s text:c="4"/>-&gt; </text:p>
      <text:p text:style-name="Preformatted_20_Text"><text:s text:c="4"/>-&gt; -- Users who are employees</text:p>
      <text:p text:style-name="Preformatted_20_Text"><text:s text:c="4"/>-&gt; SELECT</text:p>
      <text:p text:style-name="Preformatted_20_Text"><text:s text:c="4"/>-&gt; <text:s text:c="4"/>Employee.UserID,</text:p>
      <text:p text:style-name="Preformatted_20_Text"><text:s text:c="4"/>-&gt; <text:s text:c="4"/>User.Name,</text:p>
      <text:p text:style-name="Preformatted_20_Text"><text:s text:c="4"/>-&gt; <text:s text:c="4"/>'Employee' AS UserType</text:p>
      <text:p text:style-name="Preformatted_20_Text"><text:s text:c="4"/>-&gt; FROM</text:p>
      <text:p text:style-name="Preformatted_20_Text"><text:s text:c="4"/>-&gt; <text:s text:c="4"/>Employee</text:p>
      <text:p text:style-name="Preformatted_20_Text"><text:s text:c="4"/>-&gt; JOIN</text:p>
      <text:p text:style-name="Preformatted_20_Text"><text:s text:c="4"/>-&gt; <text:s text:c="4"/>User ON Employee.UserID = User.UserID;</text:p>
      <text:p text:style-name="Preformatted_20_Text">+--------+------------------------+------------+</text:p>
      <text:p text:style-name="Preformatted_20_Text">| UserID | Name <text:s text:c="18"/>| UserType <text:s text:c="2"/>|</text:p>
      <text:p text:style-name="Preformatted_20_Text">+--------+------------------------+------------+</text:p>
      <text:p text:style-name="Preformatted_20_Text">| <text:s text:c="5"/>3 | Catherine Nguyen <text:s text:c="6"/>| Subscriber |</text:p>
      <text:p text:style-name="Preformatted_20_Text"><text:soft-page-break/>| <text:s text:c="5"/>6 | Misty Jones <text:s text:c="11"/>| Subscriber |</text:p>
      <text:p text:style-name="Preformatted_20_Text">| <text:s text:c="5"/>8 | Tammy Nelson <text:s text:c="10"/>| Subscriber |</text:p>
      <text:p text:style-name="Preformatted_20_Text">| <text:s text:c="5"/>9 | Kelly Edwards <text:s text:c="9"/>| Subscriber |</text:p>
      <text:p text:style-name="Preformatted_20_Text">| <text:s text:c="4"/>10 | Mark Rosales <text:s text:c="10"/>| Subscriber |</text:p>
      <text:p text:style-name="Preformatted_20_Text">| <text:s text:c="4"/>12 | Carl Foster <text:s text:c="11"/>| Subscriber |</text:p>
      <text:p text:style-name="Preformatted_20_Text">| <text:s text:c="4"/>13 | Paul White <text:s text:c="12"/>| Subscriber |</text:p>
      <text:p text:style-name="Preformatted_20_Text">| <text:s text:c="4"/>14 | Jessica Castillo <text:s text:c="6"/>| Subscriber |</text:p>
      <text:p text:style-name="Preformatted_20_Text">| <text:s text:c="4"/>15 | Katie Aguirre <text:s text:c="9"/>| Subscriber |</text:p>
      <text:p text:style-name="Preformatted_20_Text">| <text:s text:c="4"/>19 | Kevin Jenkins <text:s text:c="9"/>| Subscriber |</text:p>
      <text:p text:style-name="Preformatted_20_Text">| <text:s text:c="4"/>20 | Amy Mills <text:s text:c="13"/>| Subscriber |</text:p>
      <text:p text:style-name="Preformatted_20_Text">| <text:s text:c="4"/>21 | Jacob Duke <text:s text:c="12"/>| Subscriber |</text:p>
      <text:p text:style-name="Preformatted_20_Text">| <text:s text:c="4"/>22 | Stacie Montgomery <text:s text:c="5"/>| Subscriber |</text:p>
      <text:p text:style-name="Preformatted_20_Text">| <text:s text:c="4"/>24 | Annette Camacho <text:s text:c="7"/>| Subscriber |</text:p>
      <text:p text:style-name="Preformatted_20_Text">| <text:s text:c="4"/>25 | Erica Martinez <text:s text:c="8"/>| Subscriber |</text:p>
      <text:p text:style-name="Preformatted_20_Text">| <text:s text:c="4"/>27 | Daryl Terrell <text:s text:c="9"/>| Subscriber |</text:p>
      <text:p text:style-name="Preformatted_20_Text">| <text:s text:c="4"/>28 | Jose Parsons <text:s text:c="10"/>| Subscriber |</text:p>
      <text:p text:style-name="Preformatted_20_Text">| <text:s text:c="4"/>29 | Jennifer Briggs MD <text:s text:c="4"/>| Subscriber |</text:p>
      <text:p text:style-name="Preformatted_20_Text">| <text:s text:c="4"/>30 | Allen Bryant <text:s text:c="10"/>| Subscriber |</text:p>
      <text:p text:style-name="Preformatted_20_Text">| <text:s text:c="4"/>31 | Angel Smith <text:s text:c="11"/>| Subscriber |</text:p>
      <text:p text:style-name="Preformatted_20_Text">| <text:s text:c="4"/>32 | Robert Wagner <text:s text:c="9"/>| Subscriber |</text:p>
      <text:p text:style-name="Preformatted_20_Text">| <text:s text:c="4"/>35 | Paul Smith <text:s text:c="12"/>| Subscriber |</text:p>
      <text:p text:style-name="Preformatted_20_Text"><text:soft-page-break/>| <text:s text:c="4"/>37 | Mrs. Samantha Carr DVM | Subscriber |</text:p>
      <text:p text:style-name="Preformatted_20_Text">| <text:s text:c="4"/>39 | Gary Jones <text:s text:c="12"/>| Subscriber |</text:p>
      <text:p text:style-name="Preformatted_20_Text">| <text:s text:c="4"/>42 | Mr. Oscar Osborne PhD <text:s/>| Subscriber |</text:p>
      <text:p text:style-name="Preformatted_20_Text">| <text:s text:c="4"/>43 | Amy Williams <text:s text:c="10"/>| Subscriber |</text:p>
      <text:p text:style-name="Preformatted_20_Text">| <text:s text:c="4"/>45 | Christopher Cruz <text:s text:c="6"/>| Subscriber |</text:p>
      <text:p text:style-name="Preformatted_20_Text">| <text:s text:c="4"/>47 | Mark Hurley <text:s text:c="11"/>| Subscriber |</text:p>
      <text:p text:style-name="Preformatted_20_Text">| <text:s text:c="4"/>48 | Bobby Hill <text:s text:c="12"/>| Subscriber |</text:p>
      <text:p text:style-name="Preformatted_20_Text">| <text:s text:c="4"/>50 | Taylor Ballard <text:s text:c="8"/>| Subscriber |</text:p>
      <text:p text:style-name="Preformatted_20_Text">| <text:s text:c="4"/>51 | Jennifer Kelly <text:s text:c="8"/>| Subscriber |</text:p>
      <text:p text:style-name="Preformatted_20_Text">| <text:s text:c="4"/>52 | Jennifer Villegas PhD <text:s/>| Subscriber |</text:p>
      <text:p text:style-name="Preformatted_20_Text">| <text:s text:c="4"/>53 | Amanda Murray <text:s text:c="9"/>| Subscriber |</text:p>
      <text:p text:style-name="Preformatted_20_Text">| <text:s text:c="4"/>54 | Krystal Cook <text:s text:c="10"/>| Subscriber |</text:p>
      <text:p text:style-name="Preformatted_20_Text">| <text:s text:c="4"/>55 | Cynthia Schwartz <text:s text:c="6"/>| Subscriber |</text:p>
      <text:p text:style-name="Preformatted_20_Text">| <text:s text:c="4"/>56 | Rebecca Harris <text:s text:c="8"/>| Subscriber |</text:p>
      <text:p text:style-name="Preformatted_20_Text">| <text:s text:c="4"/>57 | Elizabeth Garcia <text:s text:c="6"/>| Subscriber |</text:p>
      <text:p text:style-name="Preformatted_20_Text">| <text:s text:c="4"/>58 | James Weaver <text:s text:c="10"/>| Subscriber |</text:p>
      <text:p text:style-name="Preformatted_20_Text">| <text:s text:c="4"/>59 | Regina Moore <text:s text:c="10"/>| Subscriber |</text:p>
      <text:p text:style-name="Preformatted_20_Text">| <text:s text:c="4"/>60 | Kimberly Rodriguez <text:s text:c="4"/>| Subscriber |</text:p>
      <text:p text:style-name="Preformatted_20_Text">| <text:s text:c="4"/>62 | Colleen Ryan <text:s text:c="10"/>| Subscriber |</text:p>
      <text:p text:style-name="Preformatted_20_Text">| <text:s text:c="4"/>63 | Rita Hall <text:s text:c="13"/>| Subscriber |</text:p>
      <text:p text:style-name="Preformatted_20_Text">| <text:s text:c="4"/>64 | Jennifer Schneider <text:s text:c="4"/>| Subscriber |</text:p>
      <text:p text:style-name="Preformatted_20_Text"><text:soft-page-break/>| <text:s text:c="4"/>65 | Kevin Jenkins <text:s text:c="9"/>| Subscriber |</text:p>
      <text:p text:style-name="Preformatted_20_Text">| <text:s text:c="4"/>66 | Tanner Irwin <text:s text:c="10"/>| Subscriber |</text:p>
      <text:p text:style-name="Preformatted_20_Text">| <text:s text:c="4"/>67 | Joseph Wilson <text:s text:c="9"/>| Subscriber |</text:p>
      <text:p text:style-name="Preformatted_20_Text">| <text:s text:c="4"/>68 | Nicole Walker <text:s text:c="9"/>| Subscriber |</text:p>
      <text:p text:style-name="Preformatted_20_Text">| <text:s text:c="4"/>69 | Tracy Smith <text:s text:c="11"/>| Subscriber |</text:p>
      <text:p text:style-name="Preformatted_20_Text">| <text:s text:c="4"/>70 | Elizabeth Rodriguez <text:s text:c="3"/>| Subscriber |</text:p>
      <text:p text:style-name="Preformatted_20_Text">| <text:s text:c="4"/>71 | Andrew Cline <text:s text:c="10"/>| Subscriber |</text:p>
      <text:p text:style-name="Preformatted_20_Text">| <text:s text:c="4"/>72 | Emily Riley <text:s text:c="11"/>| Subscriber |</text:p>
      <text:p text:style-name="Preformatted_20_Text">| <text:s text:c="4"/>74 | Jessica Reynolds <text:s text:c="6"/>| Subscriber |</text:p>
      <text:p text:style-name="Preformatted_20_Text">| <text:s text:c="4"/>76 | Christian Miller <text:s text:c="6"/>| Subscriber |</text:p>
      <text:p text:style-name="Preformatted_20_Text">| <text:s text:c="4"/>77 | Ashley Shannon <text:s text:c="8"/>| Subscriber |</text:p>
      <text:p text:style-name="Preformatted_20_Text">| <text:s text:c="4"/>78 | Stacey Harrington <text:s text:c="5"/>| Subscriber |</text:p>
      <text:p text:style-name="Preformatted_20_Text">| <text:s text:c="4"/>79 | Robert Johnson <text:s text:c="8"/>| Subscriber |</text:p>
      <text:p text:style-name="Preformatted_20_Text">| <text:s text:c="4"/>80 | Angela Haynes <text:s text:c="9"/>| Subscriber |</text:p>
      <text:p text:style-name="Preformatted_20_Text">| <text:s text:c="4"/>81 | Nicole Thomas <text:s text:c="9"/>| Subscriber |</text:p>
      <text:p text:style-name="Preformatted_20_Text">| <text:s text:c="4"/>82 | Karen Ortiz <text:s text:c="11"/>| Subscriber |</text:p>
      <text:p text:style-name="Preformatted_20_Text">| <text:s text:c="4"/>83 | Julie Norris <text:s text:c="10"/>| Subscriber |</text:p>
      <text:p text:style-name="Preformatted_20_Text">| <text:s text:c="4"/>84 | Dawn Johnson <text:s text:c="10"/>| Subscriber |</text:p>
      <text:p text:style-name="Preformatted_20_Text">| <text:s text:c="4"/>85 | Mark Hodge <text:s text:c="12"/>| Subscriber |</text:p>
      <text:p text:style-name="Preformatted_20_Text">| <text:s text:c="4"/>88 | Amanda Reyes <text:s text:c="10"/>| Subscriber |</text:p>
      <text:p text:style-name="Preformatted_20_Text">| <text:s text:c="4"/>89 | Juan Harris <text:s text:c="11"/>| Subscriber |</text:p>
      <text:p text:style-name="Preformatted_20_Text"><text:soft-page-break/>| <text:s text:c="4"/>90 | Bryan Rodriguez <text:s text:c="7"/>| Subscriber |</text:p>
      <text:p text:style-name="Preformatted_20_Text">| <text:s text:c="4"/>91 | Ryan Solis <text:s text:c="12"/>| Subscriber |</text:p>
      <text:p text:style-name="Preformatted_20_Text">| <text:s text:c="4"/>93 | Juan Jones <text:s text:c="12"/>| Subscriber |</text:p>
      <text:p text:style-name="Preformatted_20_Text">| <text:s text:c="4"/>94 | Dr. Julia Evans <text:s text:c="7"/>| Subscriber |</text:p>
      <text:p text:style-name="Preformatted_20_Text">| <text:s text:c="4"/>96 | Rachel Jones <text:s text:c="10"/>| Subscriber |</text:p>
      <text:p text:style-name="Preformatted_20_Text">| <text:s text:c="4"/>97 | Jerry Quinn <text:s text:c="11"/>| Subscriber |</text:p>
      <text:p text:style-name="Preformatted_20_Text">| <text:s text:c="3"/>100 | Keith Lewis <text:s text:c="11"/>| Subscriber |</text:p>
      <text:p text:style-name="Preformatted_20_Text">| <text:s text:c="3"/>101 | Rachel Diaz <text:s text:c="11"/>| Subscriber |</text:p>
      <text:p text:style-name="Preformatted_20_Text">| <text:s text:c="3"/>102 | Tamara Carter <text:s text:c="9"/>| Subscriber |</text:p>
      <text:p text:style-name="Preformatted_20_Text">| <text:s text:c="3"/>104 | Mrs. Leah Jacobs DDS <text:s text:c="2"/>| Subscriber |</text:p>
      <text:p text:style-name="Preformatted_20_Text">| <text:s text:c="3"/>110 | Andrea White DDS <text:s text:c="6"/>| Subscriber |</text:p>
      <text:p text:style-name="Preformatted_20_Text">| <text:s text:c="3"/>111 | Kendra Harmon <text:s text:c="9"/>| Subscriber |</text:p>
      <text:p text:style-name="Preformatted_20_Text">| <text:s text:c="3"/>113 | Troy Ramirez <text:s text:c="10"/>| Subscriber |</text:p>
      <text:p text:style-name="Preformatted_20_Text">| <text:s text:c="3"/>117 | Kristine King <text:s text:c="9"/>| Subscriber |</text:p>
      <text:p text:style-name="Preformatted_20_Text">| <text:s text:c="3"/>118 | Erin Graham <text:s text:c="11"/>| Subscriber |</text:p>
      <text:p text:style-name="Preformatted_20_Text">| <text:s text:c="3"/>119 | Adam Pena <text:s text:c="13"/>| Subscriber |</text:p>
      <text:p text:style-name="Preformatted_20_Text">| <text:s text:c="3"/>120 | Lori Rivas <text:s text:c="12"/>| Subscriber |</text:p>
      <text:p text:style-name="Preformatted_20_Text">| <text:s text:c="3"/>121 | Deborah Romero <text:s text:c="8"/>| Subscriber |</text:p>
      <text:p text:style-name="Preformatted_20_Text">| <text:s text:c="3"/>124 | Lori Morrison <text:s text:c="9"/>| Subscriber |</text:p>
      <text:p text:style-name="Preformatted_20_Text">| <text:s text:c="3"/>125 | Dwayne Smith <text:s text:c="10"/>| Subscriber |</text:p>
      <text:p text:style-name="Preformatted_20_Text">| <text:s text:c="3"/>129 | James Jones <text:s text:c="11"/>| Subscriber |</text:p>
      <text:p text:style-name="Preformatted_20_Text"><text:soft-page-break/>| <text:s text:c="3"/>130 | Sara Huffman <text:s text:c="10"/>| Subscriber |</text:p>
      <text:p text:style-name="Preformatted_20_Text">| <text:s text:c="3"/>131 | Marie Salazar <text:s text:c="9"/>| Subscriber |</text:p>
      <text:p text:style-name="Preformatted_20_Text">| <text:s text:c="3"/>132 | Lisa Medina <text:s text:c="11"/>| Subscriber |</text:p>
      <text:p text:style-name="Preformatted_20_Text">| <text:s text:c="3"/>138 | Tara Alexander <text:s text:c="8"/>| Subscriber |</text:p>
      <text:p text:style-name="Preformatted_20_Text">| <text:s text:c="3"/>139 | Wendy Strickland <text:s text:c="6"/>| Subscriber |</text:p>
      <text:p text:style-name="Preformatted_20_Text">| <text:s text:c="3"/>140 | Vincent Ferguson <text:s text:c="6"/>| Subscriber |</text:p>
      <text:p text:style-name="Preformatted_20_Text">| <text:s text:c="3"/>141 | Kelly Tate <text:s text:c="12"/>| Subscriber |</text:p>
      <text:p text:style-name="Preformatted_20_Text">| <text:s text:c="3"/>143 | Kayla Pena <text:s text:c="12"/>| Subscriber |</text:p>
      <text:p text:style-name="Preformatted_20_Text">| <text:s text:c="3"/>144 | Karen Williams <text:s text:c="8"/>| Subscriber |</text:p>
      <text:p text:style-name="Preformatted_20_Text">| <text:s text:c="3"/>145 | Holly Duffy <text:s text:c="11"/>| Subscriber |</text:p>
      <text:p text:style-name="Preformatted_20_Text">| <text:s text:c="3"/>146 | Scott Wilkinson <text:s text:c="7"/>| Subscriber |</text:p>
      <text:p text:style-name="Preformatted_20_Text">| <text:s text:c="3"/>147 | Mark Bass <text:s text:c="13"/>| Subscriber |</text:p>
      <text:p text:style-name="Preformatted_20_Text">| <text:s text:c="3"/>148 | Stanley Martin <text:s text:c="8"/>| Subscriber |</text:p>
      <text:p text:style-name="Preformatted_20_Text">| <text:s text:c="3"/>150 | Daniel Perez <text:s text:c="10"/>| Subscriber |</text:p>
      <text:p text:style-name="Preformatted_20_Text">| <text:s text:c="3"/>151 | Michael Jimenez <text:s text:c="7"/>| Subscriber |</text:p>
      <text:p text:style-name="Preformatted_20_Text">| <text:s text:c="3"/>153 | Craig Powell <text:s text:c="10"/>| Subscriber |</text:p>
      <text:p text:style-name="Preformatted_20_Text">| <text:s text:c="3"/>154 | Steven Beck <text:s text:c="11"/>| Subscriber |</text:p>
      <text:p text:style-name="Preformatted_20_Text">| <text:s text:c="3"/>155 | Johnathan Hanna <text:s text:c="7"/>| Subscriber |</text:p>
      <text:p text:style-name="Preformatted_20_Text">| <text:s text:c="3"/>156 | Ashley Dillon <text:s text:c="9"/>| Subscriber |</text:p>
      <text:p text:style-name="Preformatted_20_Text">| <text:s text:c="3"/>157 | Jermaine Brennan <text:s text:c="6"/>| Subscriber |</text:p>
      <text:p text:style-name="Preformatted_20_Text">| <text:s text:c="3"/>158 | Gabriel Giles <text:s text:c="9"/>| Subscriber |</text:p>
      <text:p text:style-name="Preformatted_20_Text"><text:soft-page-break/>| <text:s text:c="3"/>159 | Derek Avila <text:s text:c="11"/>| Subscriber |</text:p>
      <text:p text:style-name="Preformatted_20_Text">| <text:s text:c="3"/>160 | Samantha Campbell <text:s text:c="5"/>| Subscriber |</text:p>
      <text:p text:style-name="Preformatted_20_Text">| <text:s text:c="3"/>161 | Sharon Riley <text:s text:c="10"/>| Subscriber |</text:p>
      <text:p text:style-name="Preformatted_20_Text">| <text:s text:c="3"/>162 | Thomas Maddox III <text:s text:c="5"/>| Subscriber |</text:p>
      <text:p text:style-name="Preformatted_20_Text">| <text:s text:c="3"/>163 | Steven Knight <text:s text:c="9"/>| Subscriber |</text:p>
      <text:p text:style-name="Preformatted_20_Text">| <text:s text:c="3"/>166 | Kent Burnett <text:s text:c="10"/>| Subscriber |</text:p>
      <text:p text:style-name="Preformatted_20_Text">| <text:s text:c="3"/>167 | James Cox <text:s text:c="13"/>| Subscriber |</text:p>
      <text:p text:style-name="Preformatted_20_Text">| <text:s text:c="3"/>169 | Monique Flores <text:s text:c="8"/>| Subscriber |</text:p>
      <text:p text:style-name="Preformatted_20_Text">| <text:s text:c="3"/>170 | Carl Wheeler <text:s text:c="10"/>| Subscriber |</text:p>
      <text:p text:style-name="Preformatted_20_Text">| <text:s text:c="3"/>171 | Jonathan Alexander <text:s text:c="4"/>| Subscriber |</text:p>
      <text:p text:style-name="Preformatted_20_Text">| <text:s text:c="3"/>172 | Nicholas Hebert <text:s text:c="7"/>| Subscriber |</text:p>
      <text:p text:style-name="Preformatted_20_Text">| <text:s text:c="3"/>173 | Cynthia Decker <text:s text:c="8"/>| Subscriber |</text:p>
      <text:p text:style-name="Preformatted_20_Text">| <text:s text:c="3"/>178 | Nicole Lane <text:s text:c="11"/>| Subscriber |</text:p>
      <text:p text:style-name="Preformatted_20_Text">| <text:s text:c="3"/>182 | Jenna Jimenez <text:s text:c="9"/>| Subscriber |</text:p>
      <text:p text:style-name="Preformatted_20_Text">| <text:s text:c="3"/>186 | Tracy Griffin <text:s text:c="9"/>| Subscriber |</text:p>
      <text:p text:style-name="Preformatted_20_Text">| <text:s text:c="3"/>188 | Yesenia Camacho <text:s text:c="7"/>| Subscriber |</text:p>
      <text:p text:style-name="Preformatted_20_Text">| <text:s text:c="3"/>189 | Victoria Silva <text:s text:c="8"/>| Subscriber |</text:p>
      <text:p text:style-name="Preformatted_20_Text">| <text:s text:c="3"/>191 | Mary Sanchez <text:s text:c="10"/>| Subscriber |</text:p>
      <text:p text:style-name="Preformatted_20_Text">| <text:s text:c="3"/>193 | Martin Diaz <text:s text:c="11"/>| Subscriber |</text:p>
      <text:p text:style-name="Preformatted_20_Text">| <text:s text:c="3"/>194 | Stephen Ray <text:s text:c="11"/>| Subscriber |</text:p>
      <text:p text:style-name="Preformatted_20_Text">| <text:s text:c="3"/>195 | Erica Burke <text:s text:c="11"/>| Subscriber |</text:p>
      <text:p text:style-name="Preformatted_20_Text"><text:soft-page-break/>| <text:s text:c="3"/>196 | Kristina Garcia <text:s text:c="7"/>| Subscriber |</text:p>
      <text:p text:style-name="Preformatted_20_Text">| <text:s text:c="3"/>197 | Frank Martinez <text:s text:c="8"/>| Subscriber |</text:p>
      <text:p text:style-name="Preformatted_20_Text">| <text:s text:c="3"/>198 | Kevin Banks <text:s text:c="11"/>| Subscriber |</text:p>
      <text:p text:style-name="Preformatted_20_Text">| <text:s text:c="3"/>201 | Hector Barnes <text:s text:c="9"/>| Subscriber |</text:p>
      <text:p text:style-name="Preformatted_20_Text">| <text:s text:c="3"/>205 | Benjamin Murray <text:s text:c="7"/>| Subscriber |</text:p>
      <text:p text:style-name="Preformatted_20_Text">| <text:s text:c="3"/>207 | Shelly White <text:s text:c="10"/>| Subscriber |</text:p>
      <text:p text:style-name="Preformatted_20_Text">| <text:s text:c="3"/>210 | Deanna Oliver <text:s text:c="9"/>| Subscriber |</text:p>
      <text:p text:style-name="Preformatted_20_Text">| <text:s text:c="3"/>211 | Kristin Osborn <text:s text:c="8"/>| Subscriber |</text:p>
      <text:p text:style-name="Preformatted_20_Text">| <text:s text:c="3"/>212 | Julia Sims <text:s text:c="12"/>| Subscriber |</text:p>
      <text:p text:style-name="Preformatted_20_Text">| <text:s text:c="3"/>213 | Anthony Padilla <text:s text:c="7"/>| Subscriber |</text:p>
      <text:p text:style-name="Preformatted_20_Text">| <text:s text:c="3"/>214 | Robert Jefferson <text:s text:c="6"/>| Subscriber |</text:p>
      <text:p text:style-name="Preformatted_20_Text">| <text:s text:c="3"/>216 | Raymond Lee <text:s text:c="11"/>| Subscriber |</text:p>
      <text:p text:style-name="Preformatted_20_Text">| <text:s text:c="3"/>218 | Sue Morton <text:s text:c="12"/>| Subscriber |</text:p>
      <text:p text:style-name="Preformatted_20_Text">| <text:s text:c="3"/>220 | Henry Williams <text:s text:c="8"/>| Subscriber |</text:p>
      <text:p text:style-name="Preformatted_20_Text">| <text:s text:c="3"/>222 | Jesse Henry <text:s text:c="11"/>| Subscriber |</text:p>
      <text:p text:style-name="Preformatted_20_Text">| <text:s text:c="3"/>223 | Megan Acosta <text:s text:c="10"/>| Subscriber |</text:p>
      <text:p text:style-name="Preformatted_20_Text">| <text:s text:c="3"/>225 | Walter Heath <text:s text:c="10"/>| Subscriber |</text:p>
      <text:p text:style-name="Preformatted_20_Text">| <text:s text:c="3"/>230 | Bruce Salazar <text:s text:c="9"/>| Subscriber |</text:p>
      <text:p text:style-name="Preformatted_20_Text">| <text:s text:c="3"/>231 | Anthony Lynch <text:s text:c="9"/>| Subscriber |</text:p>
      <text:p text:style-name="Preformatted_20_Text">| <text:s text:c="3"/>232 | Kimberly Davis <text:s text:c="8"/>| Subscriber |</text:p>
      <text:p text:style-name="Preformatted_20_Text">| <text:s text:c="3"/>233 | Charles Rojas <text:s text:c="9"/>| Subscriber |</text:p>
      <text:p text:style-name="Preformatted_20_Text"><text:soft-page-break/>| <text:s text:c="3"/>235 | Adrian Flores <text:s text:c="9"/>| Subscriber |</text:p>
      <text:p text:style-name="Preformatted_20_Text">| <text:s text:c="3"/>237 | Christopher Smith <text:s text:c="5"/>| Subscriber |</text:p>
      <text:p text:style-name="Preformatted_20_Text">| <text:s text:c="3"/>238 | Melanie Ward <text:s text:c="10"/>| Subscriber |</text:p>
      <text:p text:style-name="Preformatted_20_Text">| <text:s text:c="3"/>239 | David Jones <text:s text:c="11"/>| Subscriber |</text:p>
      <text:p text:style-name="Preformatted_20_Text">| <text:s text:c="3"/>240 | Mr. Anthony Sawyer <text:s text:c="4"/>| Subscriber |</text:p>
      <text:p text:style-name="Preformatted_20_Text">| <text:s text:c="3"/>243 | Joshua Stone <text:s text:c="10"/>| Subscriber |</text:p>
      <text:p text:style-name="Preformatted_20_Text">| <text:s text:c="3"/>245 | Rodney Fowler <text:s text:c="9"/>| Subscriber |</text:p>
      <text:p text:style-name="Preformatted_20_Text">| <text:s text:c="3"/>247 | Joseph Castillo <text:s text:c="7"/>| Subscriber |</text:p>
      <text:p text:style-name="Preformatted_20_Text">| <text:s text:c="3"/>248 | Joseph Kemp MD <text:s text:c="8"/>| Subscriber |</text:p>
      <text:p text:style-name="Preformatted_20_Text">| <text:s text:c="3"/>252 | Miranda Smith <text:s text:c="9"/>| Subscriber |</text:p>
      <text:p text:style-name="Preformatted_20_Text">| <text:s text:c="3"/>253 | Laura Dickerson <text:s text:c="7"/>| Subscriber |</text:p>
      <text:p text:style-name="Preformatted_20_Text">| <text:s text:c="3"/>256 | Anna Harrington <text:s text:c="7"/>| Subscriber |</text:p>
      <text:p text:style-name="Preformatted_20_Text">| <text:s text:c="3"/>257 | Zachary Cooper <text:s text:c="8"/>| Subscriber |</text:p>
      <text:p text:style-name="Preformatted_20_Text">| <text:s text:c="3"/>258 | Amanda Huffman <text:s text:c="8"/>| Subscriber |</text:p>
      <text:p text:style-name="Preformatted_20_Text">| <text:s text:c="3"/>261 | Vincent Scott <text:s text:c="9"/>| Subscriber |</text:p>
      <text:p text:style-name="Preformatted_20_Text">| <text:s text:c="3"/>262 | James Gomez <text:s text:c="11"/>| Subscriber |</text:p>
      <text:p text:style-name="Preformatted_20_Text">| <text:s text:c="3"/>263 | Crystal Bowman <text:s text:c="8"/>| Subscriber |</text:p>
      <text:p text:style-name="Preformatted_20_Text">| <text:s text:c="3"/>265 | Richard Miles <text:s text:c="9"/>| Subscriber |</text:p>
      <text:p text:style-name="Preformatted_20_Text">| <text:s text:c="3"/>266 | Tyler Williams <text:s text:c="8"/>| Subscriber |</text:p>
      <text:p text:style-name="Preformatted_20_Text">| <text:s text:c="3"/>267 | Stephen Barajas <text:s text:c="7"/>| Subscriber |</text:p>
      <text:p text:style-name="Preformatted_20_Text">| <text:s text:c="3"/>268 | Claudia George <text:s text:c="8"/>| Subscriber |</text:p>
      <text:p text:style-name="Preformatted_20_Text"><text:soft-page-break/>| <text:s text:c="3"/>270 | Benjamin Cole <text:s text:c="9"/>| Subscriber |</text:p>
      <text:p text:style-name="Preformatted_20_Text">| <text:s text:c="3"/>271 | Sarah Smith <text:s text:c="11"/>| Subscriber |</text:p>
      <text:p text:style-name="Preformatted_20_Text">| <text:s text:c="3"/>272 | Jon Reyes <text:s text:c="13"/>| Subscriber |</text:p>
      <text:p text:style-name="Preformatted_20_Text">| <text:s text:c="3"/>273 | Shelia Calhoun <text:s text:c="8"/>| Subscriber |</text:p>
      <text:p text:style-name="Preformatted_20_Text">| <text:s text:c="3"/>274 | Casey Rosario <text:s text:c="9"/>| Subscriber |</text:p>
      <text:p text:style-name="Preformatted_20_Text">| <text:s text:c="3"/>278 | William Boyd <text:s text:c="10"/>| Subscriber |</text:p>
      <text:p text:style-name="Preformatted_20_Text">| <text:s text:c="3"/>279 | Kelly Walton <text:s text:c="10"/>| Subscriber |</text:p>
      <text:p text:style-name="Preformatted_20_Text">| <text:s text:c="3"/>281 | Dawn Gray <text:s text:c="13"/>| Subscriber |</text:p>
      <text:p text:style-name="Preformatted_20_Text">| <text:s text:c="3"/>282 | Linda Benson <text:s text:c="10"/>| Subscriber |</text:p>
      <text:p text:style-name="Preformatted_20_Text">| <text:s text:c="3"/>284 | Michael Lopez <text:s text:c="9"/>| Subscriber |</text:p>
      <text:p text:style-name="Preformatted_20_Text">| <text:s text:c="3"/>286 | George Bradley <text:s text:c="8"/>| Subscriber |</text:p>
      <text:p text:style-name="Preformatted_20_Text">| <text:s text:c="3"/>288 | Arthur Collins <text:s text:c="8"/>| Subscriber |</text:p>
      <text:p text:style-name="Preformatted_20_Text">| <text:s text:c="3"/>289 | Cheryl Young <text:s text:c="10"/>| Subscriber |</text:p>
      <text:p text:style-name="Preformatted_20_Text">| <text:s text:c="3"/>290 | David Smith <text:s text:c="11"/>| Subscriber |</text:p>
      <text:p text:style-name="Preformatted_20_Text">| <text:s text:c="3"/>292 | Daryl Buckley <text:s text:c="9"/>| Subscriber |</text:p>
      <text:p text:style-name="Preformatted_20_Text">| <text:s text:c="3"/>293 | Brian Brewer <text:s text:c="10"/>| Subscriber |</text:p>
      <text:p text:style-name="Preformatted_20_Text">| <text:s text:c="3"/>295 | Marisa Berg <text:s text:c="11"/>| Subscriber |</text:p>
      <text:p text:style-name="Preformatted_20_Text">| <text:s text:c="3"/>296 | Timothy Olson <text:s text:c="9"/>| Subscriber |</text:p>
      <text:p text:style-name="Preformatted_20_Text">| <text:s text:c="3"/>297 | Jonathan Hahn <text:s text:c="9"/>| Subscriber |</text:p>
      <text:p text:style-name="Preformatted_20_Text">| <text:s text:c="3"/>298 | Lisa Sandoval <text:s text:c="9"/>| Subscriber |</text:p>
      <text:p text:style-name="Preformatted_20_Text">| <text:s text:c="3"/>299 | Rose Clark <text:s text:c="12"/>| Subscriber |</text:p>
      <text:p text:style-name="Preformatted_20_Text"><text:soft-page-break/>| <text:s text:c="3"/>300 | Luke Coleman <text:s text:c="10"/>| Subscriber |</text:p>
      <text:p text:style-name="Preformatted_20_Text">| <text:s text:c="4"/>11 | Desiree Murphy <text:s text:c="8"/>| Employee <text:s text:c="2"/>|</text:p>
      <text:p text:style-name="Preformatted_20_Text">| <text:s text:c="4"/>15 | Katie Aguirre <text:s text:c="9"/>| Employee <text:s text:c="2"/>|</text:p>
      <text:p text:style-name="Preformatted_20_Text">| <text:s text:c="4"/>17 | Patty Martin <text:s text:c="10"/>| Employee <text:s text:c="2"/>|</text:p>
      <text:p text:style-name="Preformatted_20_Text">| <text:s text:c="4"/>22 | Stacie Montgomery <text:s text:c="5"/>| Employee <text:s text:c="2"/>|</text:p>
      <text:p text:style-name="Preformatted_20_Text">| <text:s text:c="4"/>24 | Annette Camacho <text:s text:c="7"/>| Employee <text:s text:c="2"/>|</text:p>
      <text:p text:style-name="Preformatted_20_Text">| <text:s text:c="4"/>27 | Daryl Terrell <text:s text:c="9"/>| Employee <text:s text:c="2"/>|</text:p>
      <text:p text:style-name="Preformatted_20_Text">| <text:s text:c="4"/>28 | Jose Parsons <text:s text:c="10"/>| Employee <text:s text:c="2"/>|</text:p>
      <text:p text:style-name="Preformatted_20_Text">| <text:s text:c="4"/>40 | Suzanne Hughes <text:s text:c="8"/>| Employee <text:s text:c="2"/>|</text:p>
      <text:p text:style-name="Preformatted_20_Text">| <text:s text:c="4"/>44 | Cody Coleman <text:s text:c="10"/>| Employee <text:s text:c="2"/>|</text:p>
      <text:p text:style-name="Preformatted_20_Text">| <text:s text:c="4"/>46 | Katherine Callahan <text:s text:c="4"/>| Employee <text:s text:c="2"/>|</text:p>
      <text:p text:style-name="Preformatted_20_Text">| <text:s text:c="4"/>50 | Taylor Ballard <text:s text:c="8"/>| Employee <text:s text:c="2"/>|</text:p>
      <text:p text:style-name="Preformatted_20_Text">| <text:s text:c="4"/>62 | Colleen Ryan <text:s text:c="10"/>| Employee <text:s text:c="2"/>|</text:p>
      <text:p text:style-name="Preformatted_20_Text">| <text:s text:c="4"/>66 | Tanner Irwin <text:s text:c="10"/>| Employee <text:s text:c="2"/>|</text:p>
      <text:p text:style-name="Preformatted_20_Text">| <text:s text:c="4"/>67 | Joseph Wilson <text:s text:c="9"/>| Employee <text:s text:c="2"/>|</text:p>
      <text:p text:style-name="Preformatted_20_Text">| <text:s text:c="4"/>71 | Andrew Cline <text:s text:c="10"/>| Employee <text:s text:c="2"/>|</text:p>
      <text:p text:style-name="Preformatted_20_Text">| <text:s text:c="4"/>77 | Ashley Shannon <text:s text:c="8"/>| Employee <text:s text:c="2"/>|</text:p>
      <text:p text:style-name="Preformatted_20_Text">| <text:s text:c="4"/>78 | Stacey Harrington <text:s text:c="5"/>| Employee <text:s text:c="2"/>|</text:p>
      <text:p text:style-name="Preformatted_20_Text">| <text:s text:c="4"/>81 | Nicole Thomas <text:s text:c="9"/>| Employee <text:s text:c="2"/>|</text:p>
      <text:p text:style-name="Preformatted_20_Text">| <text:s text:c="4"/>86 | Jeffrey Reyes <text:s text:c="9"/>| Employee <text:s text:c="2"/>|</text:p>
      <text:p text:style-name="Preformatted_20_Text">| <text:s text:c="4"/>90 | Bryan Rodriguez <text:s text:c="7"/>| Employee <text:s text:c="2"/>|</text:p>
      <text:p text:style-name="Preformatted_20_Text"><text:soft-page-break/>| <text:s text:c="4"/>97 | Jerry Quinn <text:s text:c="11"/>| Employee <text:s text:c="2"/>|</text:p>
      <text:p text:style-name="Preformatted_20_Text">| <text:s text:c="4"/>98 | Glenn Reed <text:s text:c="12"/>| Employee <text:s text:c="2"/>|</text:p>
      <text:p text:style-name="Preformatted_20_Text">| <text:s text:c="4"/>99 | Ryan Smith <text:s text:c="12"/>| Employee <text:s text:c="2"/>|</text:p>
      <text:p text:style-name="Preformatted_20_Text">| <text:s text:c="3"/>101 | Rachel Diaz <text:s text:c="11"/>| Employee <text:s text:c="2"/>|</text:p>
      <text:p text:style-name="Preformatted_20_Text">| <text:s text:c="3"/>104 | Mrs. Leah Jacobs DDS <text:s text:c="2"/>| Employee <text:s text:c="2"/>|</text:p>
      <text:p text:style-name="Preformatted_20_Text">| <text:s text:c="3"/>106 | Debbie Elliott <text:s text:c="8"/>| Employee <text:s text:c="2"/>|</text:p>
      <text:p text:style-name="Preformatted_20_Text">| <text:s text:c="3"/>110 | Andrea White DDS <text:s text:c="6"/>| Employee <text:s text:c="2"/>|</text:p>
      <text:p text:style-name="Preformatted_20_Text">| <text:s text:c="3"/>112 | Ms. Julia Romero <text:s text:c="6"/>| Employee <text:s text:c="2"/>|</text:p>
      <text:p text:style-name="Preformatted_20_Text">| <text:s text:c="3"/>114 | Cheryl Nash <text:s text:c="11"/>| Employee <text:s text:c="2"/>|</text:p>
      <text:p text:style-name="Preformatted_20_Text">| <text:s text:c="3"/>115 | Brittany Fitzpatrick <text:s text:c="2"/>| Employee <text:s text:c="2"/>|</text:p>
      <text:p text:style-name="Preformatted_20_Text">| <text:s text:c="3"/>122 | Brenda Warren <text:s text:c="9"/>| Employee <text:s text:c="2"/>|</text:p>
      <text:p text:style-name="Preformatted_20_Text">| <text:s text:c="3"/>136 | Kim Marshall <text:s text:c="10"/>| Employee <text:s text:c="2"/>|</text:p>
      <text:p text:style-name="Preformatted_20_Text">| <text:s text:c="3"/>138 | Tara Alexander <text:s text:c="8"/>| Employee <text:s text:c="2"/>|</text:p>
      <text:p text:style-name="Preformatted_20_Text">| <text:s text:c="3"/>140 | Vincent Ferguson <text:s text:c="6"/>| Employee <text:s text:c="2"/>|</text:p>
      <text:p text:style-name="Preformatted_20_Text">| <text:s text:c="3"/>147 | Mark Bass <text:s text:c="13"/>| Employee <text:s text:c="2"/>|</text:p>
      <text:p text:style-name="Preformatted_20_Text">| <text:s text:c="3"/>148 | Stanley Martin <text:s text:c="8"/>| Employee <text:s text:c="2"/>|</text:p>
      <text:p text:style-name="Preformatted_20_Text">| <text:s text:c="3"/>150 | Daniel Perez <text:s text:c="10"/>| Employee <text:s text:c="2"/>|</text:p>
      <text:p text:style-name="Preformatted_20_Text">| <text:s text:c="3"/>152 | April Lopez <text:s text:c="11"/>| Employee <text:s text:c="2"/>|</text:p>
      <text:p text:style-name="Preformatted_20_Text">| <text:s text:c="3"/>153 | Craig Powell <text:s text:c="10"/>| Employee <text:s text:c="2"/>|</text:p>
      <text:p text:style-name="Preformatted_20_Text">| <text:s text:c="3"/>154 | Steven Beck <text:s text:c="11"/>| Employee <text:s text:c="2"/>|</text:p>
      <text:p text:style-name="Preformatted_20_Text">| <text:s text:c="3"/>159 | Derek Avila <text:s text:c="11"/>| Employee <text:s text:c="2"/>|</text:p>
      <text:p text:style-name="Preformatted_20_Text"><text:soft-page-break/>| <text:s text:c="3"/>174 | Joe Olson <text:s text:c="13"/>| Employee <text:s text:c="2"/>|</text:p>
      <text:p text:style-name="Preformatted_20_Text">| <text:s text:c="3"/>179 | Lauren Morales <text:s text:c="8"/>| Employee <text:s text:c="2"/>|</text:p>
      <text:p text:style-name="Preformatted_20_Text">| <text:s text:c="3"/>180 | Christina Lyons <text:s text:c="7"/>| Employee <text:s text:c="2"/>|</text:p>
      <text:p text:style-name="Preformatted_20_Text">| <text:s text:c="3"/>183 | Keith Sampson <text:s text:c="9"/>| Employee <text:s text:c="2"/>|</text:p>
      <text:p text:style-name="Preformatted_20_Text">| <text:s text:c="3"/>195 | Erica Burke <text:s text:c="11"/>| Employee <text:s text:c="2"/>|</text:p>
      <text:p text:style-name="Preformatted_20_Text">| <text:s text:c="3"/>198 | Kevin Banks <text:s text:c="11"/>| Employee <text:s text:c="2"/>|</text:p>
      <text:p text:style-name="Preformatted_20_Text">| <text:s text:c="3"/>213 | Anthony Padilla <text:s text:c="7"/>| Employee <text:s text:c="2"/>|</text:p>
      <text:p text:style-name="Preformatted_20_Text">| <text:s text:c="3"/>215 | Sharon Shaw <text:s text:c="11"/>| Employee <text:s text:c="2"/>|</text:p>
      <text:p text:style-name="Preformatted_20_Text">| <text:s text:c="3"/>216 | Raymond Lee <text:s text:c="11"/>| Employee <text:s text:c="2"/>|</text:p>
      <text:p text:style-name="Preformatted_20_Text">| <text:s text:c="3"/>217 | Sarah Miller <text:s text:c="10"/>| Employee <text:s text:c="2"/>|</text:p>
      <text:p text:style-name="Preformatted_20_Text">| <text:s text:c="3"/>220 | Henry Williams <text:s text:c="8"/>| Employee <text:s text:c="2"/>|</text:p>
      <text:p text:style-name="Preformatted_20_Text">| <text:s text:c="3"/>226 | Gina Atkins <text:s text:c="11"/>| Employee <text:s text:c="2"/>|</text:p>
      <text:p text:style-name="Preformatted_20_Text">| <text:s text:c="3"/>229 | Brandon Park <text:s text:c="10"/>| Employee <text:s text:c="2"/>|</text:p>
      <text:p text:style-name="Preformatted_20_Text">| <text:s text:c="3"/>232 | Kimberly Davis <text:s text:c="8"/>| Employee <text:s text:c="2"/>|</text:p>
      <text:p text:style-name="Preformatted_20_Text">| <text:s text:c="3"/>236 | Benjamin Mora <text:s text:c="9"/>| Employee <text:s text:c="2"/>|</text:p>
      <text:p text:style-name="Preformatted_20_Text">| <text:s text:c="3"/>239 | David Jones <text:s text:c="11"/>| Employee <text:s text:c="2"/>|</text:p>
      <text:p text:style-name="Preformatted_20_Text">| <text:s text:c="3"/>240 | Mr. Anthony Sawyer <text:s text:c="4"/>| Employee <text:s text:c="2"/>|</text:p>
      <text:p text:style-name="Preformatted_20_Text">| <text:s text:c="3"/>243 | Joshua Stone <text:s text:c="10"/>| Employee <text:s text:c="2"/>|</text:p>
      <text:p text:style-name="Preformatted_20_Text">| <text:s text:c="3"/>244 | Stephen Martin <text:s text:c="8"/>| Employee <text:s text:c="2"/>|</text:p>
      <text:p text:style-name="Preformatted_20_Text">| <text:s text:c="3"/>245 | Rodney Fowler <text:s text:c="9"/>| Employee <text:s text:c="2"/>|</text:p>
      <text:p text:style-name="Preformatted_20_Text">| <text:s text:c="3"/>251 | Beth Howard <text:s text:c="11"/>| Employee <text:s text:c="2"/>|</text:p>
      <text:p text:style-name="Preformatted_20_Text"><text:soft-page-break/>| <text:s text:c="3"/>253 | Laura Dickerson <text:s text:c="7"/>| Employee <text:s text:c="2"/>|</text:p>
      <text:p text:style-name="Preformatted_20_Text">| <text:s text:c="3"/>255 | Veronica Downs <text:s text:c="8"/>| Employee <text:s text:c="2"/>|</text:p>
      <text:p text:style-name="Preformatted_20_Text">| <text:s text:c="3"/>267 | Stephen Barajas <text:s text:c="7"/>| Employee <text:s text:c="2"/>|</text:p>
      <text:p text:style-name="Preformatted_20_Text">| <text:s text:c="3"/>268 | Claudia George <text:s text:c="8"/>| Employee <text:s text:c="2"/>|</text:p>
      <text:p text:style-name="Preformatted_20_Text">| <text:s text:c="3"/>277 | Donna Garcia <text:s text:c="10"/>| Employee <text:s text:c="2"/>|</text:p>
      <text:p text:style-name="Preformatted_20_Text">| <text:s text:c="3"/>280 | Gregory Hamilton <text:s text:c="6"/>| Employee <text:s text:c="2"/>|</text:p>
      <text:p text:style-name="Preformatted_20_Text">| <text:s text:c="3"/>283 | Cristian Simmons <text:s text:c="6"/>| Employee <text:s text:c="2"/>|</text:p>
      <text:p text:style-name="Preformatted_20_Text">| <text:s text:c="3"/>289 | Cheryl Young <text:s text:c="10"/>| Employee <text:s text:c="2"/>|</text:p>
      <text:p text:style-name="Preformatted_20_Text">| <text:s text:c="3"/>290 | David Smith <text:s text:c="11"/>| Employee <text:s text:c="2"/>|</text:p>
      <text:p text:style-name="Preformatted_20_Text">| <text:s text:c="3"/>291 | Michael Page <text:s text:c="10"/>| Employee <text:s text:c="2"/>|</text:p>
      <text:p text:style-name="Preformatted_20_Text">| <text:s text:c="3"/>292 | Daryl Buckley <text:s text:c="9"/>| Employee <text:s text:c="2"/>|</text:p>
      <text:p text:style-name="Preformatted_20_Text">| <text:s text:c="3"/>294 | Mr. Alexander Cannon <text:s text:c="2"/>| Employee <text:s text:c="2"/>|</text:p>
      <text:p text:style-name="Preformatted_20_Text">| <text:s text:c="3"/>296 | Timothy Olson <text:s text:c="9"/>| Employee <text:s text:c="2"/>|</text:p>
      <text:p text:style-name="Preformatted_20_Text">+--------+------------------------+------------+</text:p>
      <text:p text:style-name="Preformatted_20_Text">266 rows in set (0.004 sec)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0" meta:paragraph-count="610" meta:word-count="7390" meta:character-count="55559" meta:non-whitespace-character-count="31279"/>
    <meta:generator>LibreOffice/7.5.1.2$Linux_X86_64 LibreOffice_project/fcbaee479e84c6cd81291587d2ee68cba099e129</meta:generator>
  </office:meta>
</office:document-meta>
</file>